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5.8813in" fo:margin-left="0.5146in" fo:margin-right="0.5292in" table:align="margins"/>
    </style:style>
    <style:style style:name="MethodTable.A" style:family="table-column">
      <style:table-column-properties style:column-width="1.5521in" style:rel-column-width="17294*"/>
    </style:style>
    <style:style style:name="MethodTable.B" style:family="table-column">
      <style:table-column-properties style:column-width="4.3292in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MethodTable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MethodTable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MethodTable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4" style:family="table">
      <style:table-properties style:width="5.8813in" fo:margin-left="0.5146in" fo:margin-right="0.5292in" table:align="margins"/>
    </style:style>
    <style:style style:name="Table4.A" style:family="table-column">
      <style:table-column-properties style:column-width="1.6771in" style:rel-column-width="18687*"/>
    </style:style>
    <style:style style:name="Table4.B" style:family="table-column">
      <style:table-column-properties style:column-width="4.2042in" style:rel-column-width="4684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4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4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4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6771in" style:rel-column-width="18687*"/>
    </style:style>
    <style:style style:name="Table1.B" style:family="table-column">
      <style:table-column-properties style:column-width="4.2042in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2" style:family="table">
      <style:table-properties style:width="5.8813in" fo:margin-left="0.5146in" fo:margin-right="0.5292in" table:align="margins"/>
    </style:style>
    <style:style style:name="Table2.A" style:family="table-column">
      <style:table-column-properties style:column-width="1.6771in" style:rel-column-width="18687*"/>
    </style:style>
    <style:style style:name="Table2.B" style:family="table-column">
      <style:table-column-properties style:column-width="4.2042in" style:rel-column-width="4684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2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2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2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3" style:family="table">
      <style:table-properties style:width="5.8813in" fo:margin-left="0.5146in" fo:margin-right="0.5292in" table:align="margins"/>
    </style:style>
    <style:style style:name="Table3.A" style:family="table-column">
      <style:table-column-properties style:column-width="1.6771in" style:rel-column-width="18687*"/>
    </style:style>
    <style:style style:name="Table3.B" style:family="table-column">
      <style:table-column-properties style:column-width="4.2042in" style:rel-column-width="46848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3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3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3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5" style:family="table">
      <style:table-properties style:width="5.8813in" fo:margin-left="0.5146in" fo:margin-right="0.5292in" table:align="margins"/>
    </style:style>
    <style:style style:name="Table5.A" style:family="table-column">
      <style:table-column-properties style:column-width="1.6771in" style:rel-column-width="18687*"/>
    </style:style>
    <style:style style:name="Table5.B" style:family="table-column">
      <style:table-column-properties style:column-width="4.2042in" style:rel-column-width="46848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5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5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5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6" style:family="table">
      <style:table-properties style:width="5.8813in" fo:margin-left="0.5146in" fo:margin-right="0.5292in" table:align="margins"/>
    </style:style>
    <style:style style:name="Table6.A" style:family="table-column">
      <style:table-column-properties style:column-width="1.6771in" style:rel-column-width="18687*"/>
    </style:style>
    <style:style style:name="Table6.B" style:family="table-column">
      <style:table-column-properties style:column-width="4.2042in" style:rel-column-width="46848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6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6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6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7" style:family="table">
      <style:table-properties style:width="5.8813in" fo:margin-left="0.5146in" fo:margin-right="0.5292in" table:align="margins"/>
    </style:style>
    <style:style style:name="Table7.A" style:family="table-column">
      <style:table-column-properties style:column-width="1.6771in" style:rel-column-width="18687*"/>
    </style:style>
    <style:style style:name="Table7.B" style:family="table-column">
      <style:table-column-properties style:column-width="4.2042in" style:rel-column-width="46848*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7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7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7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8" style:family="table">
      <style:table-properties style:width="5.8813in" fo:margin-left="0.5146in" fo:margin-right="0.5292in" table:align="margins"/>
    </style:style>
    <style:style style:name="Table8.A" style:family="table-column">
      <style:table-column-properties style:column-width="1.6771in" style:rel-column-width="18687*"/>
    </style:style>
    <style:style style:name="Table8.B" style:family="table-column">
      <style:table-column-properties style:column-width="4.2042in" style:rel-column-width="46848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8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8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8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9" style:family="table">
      <style:table-properties style:width="5.8813in" fo:margin-left="0.5146in" fo:margin-right="0.5292in" table:align="margins"/>
    </style:style>
    <style:style style:name="Table9.A" style:family="table-column">
      <style:table-column-properties style:column-width="1.6771in" style:rel-column-width="18687*"/>
    </style:style>
    <style:style style:name="Table9.B" style:family="table-column">
      <style:table-column-properties style:column-width="4.2042in" style:rel-column-width="46848*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9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9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9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0" style:family="table">
      <style:table-properties style:width="5.8813in" fo:margin-left="0.5146in" fo:margin-right="0.5292in" table:align="margins"/>
    </style:style>
    <style:style style:name="Table10.A" style:family="table-column">
      <style:table-column-properties style:column-width="1.6771in" style:rel-column-width="18687*"/>
    </style:style>
    <style:style style:name="Table10.B" style:family="table-column">
      <style:table-column-properties style:column-width="4.2042in" style:rel-column-width="46848*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0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0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0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1" style:family="table">
      <style:table-properties style:width="5.8813in" fo:margin-left="0.5146in" fo:margin-right="0.5292in" table:align="margins"/>
    </style:style>
    <style:style style:name="Table11.A" style:family="table-column">
      <style:table-column-properties style:column-width="1.6771in" style:rel-column-width="18687*"/>
    </style:style>
    <style:style style:name="Table11.B" style:family="table-column">
      <style:table-column-properties style:column-width="4.2042in" style:rel-column-width="46848*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1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1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1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3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4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margin-left="0in" fo:margin-right="0in" fo:text-indent="0in" style:auto-text-indent="false"/>
      <style:text-properties fo:color="#0000ff"/>
    </style:style>
    <style:style style:name="P6" style:family="paragraph" style:parent-style-name="Method_20_Body">
      <style:paragraph-properties fo:margin-left="0in" fo:margin-right="0in" fo:text-indent="0in" style:auto-text-indent="false"/>
    </style:style>
    <style:style style:name="P7" style:family="paragraph" style:parent-style-name="Method_20_Indent">
      <style:paragraph-properties fo:margin-left="0in" fo:margin-right="0in" fo:text-indent="0in" style:auto-text-indent="false"/>
      <style:text-properties fo:color="#0000ff" style:font-name="DejaVu Serif2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8" style:family="paragraph" style:parent-style-name="Method_20_Table_20_Description">
      <style:paragraph-properties fo:margin-left="0in" fo:margin-right="0in" fo:text-indent="0in" style:auto-text-indent="false"/>
      <style:text-properties fo:color="#0000ff" style:font-name="DejaVu Serif2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1" style:family="paragraph" style:parent-style-name="Code_20_Listing">
      <style:paragraph-properties fo:margin-left="0in" fo:margin-right="0in" fo:text-indent="0in" style:auto-text-indent="false"/>
      <style:text-properties fo:color="#000080"/>
    </style:style>
    <style:style style:name="P12" style:family="paragraph" style:parent-style-name="Standard">
      <style:text-properties fo:color="#0000ff"/>
    </style:style>
    <style:style style:name="P13" style:family="paragraph" style:parent-style-name="Standard"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14" style:family="paragraph" style:parent-style-name="Method_20_Body">
      <style:text-properties fo:font-size="11pt" style:font-size-asian="11pt" style:font-size-complex="11pt"/>
    </style:style>
    <style:style style:name="P15" style:family="paragraph" style:parent-style-name="Method_20_Body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6" style:family="paragraph" style:parent-style-name="Method_20_Body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7" style:family="paragraph" style:parent-style-name="Method_20_Body"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Method_20_Body">
      <style:text-properties style:text-underline-style="none" fo:font-weight="normal" style:font-weight-asian="normal" style:font-weight-complex="normal"/>
    </style:style>
    <style:style style:name="P19" style:family="paragraph" style:parent-style-name="Method_20_Body">
      <style:text-properties fo:font-weight="normal" style:font-weight-asian="normal" style:font-weight-complex="normal"/>
    </style:style>
    <style:style style:name="P20" style:family="paragraph" style:parent-style-name="Method_20_Body">
      <style:text-properties fo:font-weight="bold" style:font-weight-asian="bold" style:font-weight-complex="bold"/>
    </style:style>
    <style:style style:name="P21" style:family="paragraph" style:parent-style-name="Method_20_Body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22" style:family="paragraph" style:parent-style-name="Method_20_Body"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P23" style:family="paragraph" style:parent-style-name="Method_20_Body">
      <style:text-properties fo:color="#0000ff" fo:font-size="11pt" style:text-underline-style="none" fo:font-weight="bold" style:font-size-asian="11pt" style:font-weight-asian="bold" style:font-size-complex="11pt" style:font-weight-complex="bold"/>
    </style:style>
    <style:style style:name="P24" style:family="paragraph" style:parent-style-name="Method_20_Body">
      <style:text-properties fo:color="#0000ff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Method_20_Table_20_Description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26" style:family="paragraph" style:parent-style-name="Method_20_Table_20_Description">
      <style:text-properties style:text-underline-style="none"/>
    </style:style>
    <style:style style:name="P27" style:family="paragraph" style:parent-style-name="Method_20_Code_20_Listing">
      <style:text-properties fo:color="#000080"/>
    </style:style>
    <style:style style:name="P28" style:family="paragraph" style:parent-style-name="Method_20_Code_20_Listing">
      <style:text-properties fo:color="#000080" style:font-name="DejaVu Sans Mono1"/>
    </style:style>
    <style:style style:name="P29" style:family="paragraph" style:parent-style-name="Method_20_Code_20_Listing">
      <style:text-properties style:text-underline-style="none" fo:font-weight="bold" style:font-weight-asian="bold" style:font-weight-complex="bold"/>
    </style:style>
    <style:style style:name="P30" style:family="paragraph" style:parent-style-name="Code_20_Listing">
      <style:paragraph-properties fo:break-before="page"/>
      <style:text-properties fo:color="#000080"/>
    </style:style>
    <style:style style:name="P31" style:family="paragraph" style:parent-style-name="Method_20_Body">
      <style:paragraph-properties fo:break-before="page"/>
      <style:text-properties fo:font-weight="bold" style:font-weight-asian="bold" style:font-weight-complex="bold"/>
    </style:style>
    <style:style style:name="P32" style:family="paragraph" style:parent-style-name="Method_20_Body">
      <style:paragraph-properties fo:margin-left="0.4925in" fo:margin-right="0in" fo:text-indent="0in" style:auto-text-indent="false"/>
    </style:style>
    <style:style style:name="P33" style:family="paragraph" style:parent-style-name="Method_20_Body">
      <style:paragraph-properties fo:margin-left="0.9846in" fo:margin-right="0in" fo:text-indent="0in" style:auto-text-indent="false"/>
    </style:style>
    <style:style style:name="P34" style:family="paragraph" style:parent-style-name="Method_20_Body">
      <style:paragraph-properties fo:margin-left="0.9846in" fo:margin-right="0in" fo:text-indent="0in" style:auto-text-indent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Method_20_Body">
      <style:paragraph-properties fo:margin-left="1.4772in" fo:margin-right="0in" fo:text-indent="0in" style:auto-text-indent="false"/>
    </style:style>
    <style:style style:name="P36" style:family="paragraph" style:parent-style-name="Method_20_Body">
      <style:paragraph-properties fo:margin-left="0.4925in" fo:margin-right="0in" fo:text-indent="-0.25in" style:auto-text-indent="false"/>
    </style:style>
    <style:style style:name="P37" style:family="paragraph" style:parent-style-name="Method_20_Body">
      <style:paragraph-properties fo:margin-left="0.4925in" fo:margin-right="0in" fo:text-indent="-0.25in" style:auto-text-indent="false"/>
      <style:text-properties fo:font-weight="bold" style:font-weight-asian="bold" style:font-weight-complex="bold"/>
    </style:style>
    <style:style style:name="P38" style:family="paragraph" style:parent-style-name="Code_20_Listing">
      <style:text-properties fo:color="#000080"/>
    </style:style>
    <style:style style:name="P39" style:family="paragraph" style:parent-style-name="Code_20_Listing">
      <style:paragraph-properties fo:margin-left="0.1181in" fo:margin-right="0in" fo:text-indent="0in" style:auto-text-indent="false"/>
      <style:text-properties fo:color="#000080"/>
    </style:style>
    <style:style style:name="P40" style:family="paragraph" style:parent-style-name="Coding_20_Title">
      <style:paragraph-properties fo:break-before="page"/>
      <style:text-properties style:text-underline-style="none" fo:font-weight="bold" style:font-weight-asian="bold" style:font-weight-complex="bold"/>
    </style:style>
    <style:style style:name="P41" style:family="paragraph" style:parent-style-name="Method_20_Listing_20_Title">
      <style:paragraph-properties fo:margin-left="0in" fo:margin-right="0in" fo:text-indent="0in" style:auto-text-indent="false" fo:break-before="page"/>
      <style:text-properties fo:color="#0000ff"/>
    </style:style>
    <style:style style:name="P42" style:family="paragraph" style:parent-style-name="Method_20_Listing_20_Title">
      <style:paragraph-properties fo:break-before="page"/>
    </style:style>
    <style:style style:name="P43" style:family="paragraph" style:parent-style-name="Method_20_Listing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44" style:family="paragraph" style:parent-style-name="Method_20_Body" style:list-style-name="L2"/>
    <style:style style:name="P45" style:family="paragraph" style:parent-style-name="Method_20_Body" style:list-style-name="L3"/>
    <style:style style:name="P46" style:family="paragraph" style:parent-style-name="Method_20_Body" style:list-style-name="L4"/>
    <style:style style:name="P47" style:family="paragraph" style:parent-style-name="Method_20_Body" style:list-style-name="L5"/>
    <style:style style:name="P48" style:family="paragraph" style:parent-style-name="Method_20_Body" style:list-style-name="L5"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P49" style:family="paragraph" style:parent-style-name="Method_20_Body" style:list-style-name="L10">
      <style:text-properties fo:color="#0000ff" style:font-name="DejaVu Serif2" fo:font-size="11pt" style:text-underline-style="none" style:font-name-asian="Monospace" style:font-size-asian="11pt" style:font-name-complex="Monospace" style:font-size-complex="11pt"/>
    </style:style>
    <style:style style:name="P50" style:family="paragraph" style:parent-style-name="Method_20_Body" style:list-style-name="L6"/>
    <style:style style:name="P51" style:family="paragraph" style:parent-style-name="Method_20_Body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2" style:family="paragraph" style:parent-style-name="Method_20_Body" style:list-style-name="L6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3" style:family="paragraph" style:parent-style-name="Method_20_Body" style:list-style-name="L7"/>
    <style:style style:name="P54" style:family="paragraph" style:parent-style-name="Method_20_Body" style:list-style-name="L8"/>
    <style:style style:name="P55" style:family="paragraph" style:parent-style-name="Method_20_Body" style:list-style-name="L9"/>
    <style:style style:name="P56" style:family="paragraph" style:parent-style-name="Method_20_Body" style:list-style-name="L10"/>
    <style:style style:name="P57" style:family="paragraph" style:parent-style-name="Method_20_Body" style:list-style-name="L11"/>
    <style:style style:name="P58" style:family="paragraph" style:parent-style-name="Method_20_Body" style:list-style-name="L12"/>
    <style:style style:name="P59" style:family="paragraph" style:parent-style-name="Method_20_Body" style:list-style-name="L13"/>
    <style:style style:name="P60" style:family="paragraph" style:parent-style-name="Method_20_Body" style:list-style-name="L14"/>
    <style:style style:name="P61" style:family="paragraph" style:parent-style-name="Method_20_Body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62" style:family="paragraph" style:parent-style-name="Method_20_Body" style:list-style-name="L15"/>
    <style:style style:name="P63" style:family="paragraph" style:parent-style-name="Method_20_Body" style:list-style-name="L16"/>
    <style:style style:name="P64" style:family="paragraph" style:parent-style-name="Method_20_Body" style:list-style-name="L10">
      <style:paragraph-properties fo:margin-left="1.4772in" fo:margin-right="0in" fo:text-indent="-0.25in" style:auto-text-indent="false"/>
    </style:style>
    <style:style style:name="P65" style:family="paragraph" style:parent-style-name="Method_20_Body" style:list-style-name="L10">
      <style:paragraph-properties fo:margin-left="1.4772in" fo:margin-right="0in" fo:text-indent="-0.25in" style:auto-text-indent="false"/>
      <style:text-properties fo:color="#0000ff" style:font-name="DejaVu Serif2" fo:font-size="11pt" style:text-underline-style="none" style:font-name-asian="Monospace" style:font-size-asian="11pt" style:font-name-complex="Monospace" style:font-size-complex="11pt"/>
    </style:style>
    <style:style style:name="P66" style:family="paragraph" style:parent-style-name="Method_20_Title">
      <style:paragraph-properties fo:break-before="page"/>
    </style:style>
    <style:style style:name="P67" style:family="paragraph" style:parent-style-name="Method_20_Title">
      <style:paragraph-properties fo:break-before="page"/>
      <style:text-properties style:text-underline-style="none" fo:font-weight="bold" style:font-weight-asian="bold" style:font-weight-complex="bold"/>
    </style:style>
    <style:style style:name="P68" style:family="paragraph" style:parent-style-name="Criteria_20_Body" style:list-style-name="L1">
      <style:paragraph-properties fo:margin-left="0.4925in" fo:margin-right="0in" fo:text-indent="-0.25in" style:auto-text-indent="false"/>
    </style:style>
    <style:style style:name="P69" style:family="paragraph" style:parent-style-name="Criteria_20_Title"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fo:font-size="11pt" fo:font-style="normal" style:text-underline-style="none" style:font-size-asian="11pt" style:font-style-asian="normal" style:font-size-complex="11pt" style:font-style-complex="normal"/>
    </style:style>
    <style:style style:name="T3" style:family="text">
      <style:text-properties fo:color="#0000ff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T5" style:family="text">
      <style:text-properties fo:color="#0000ff" fo:font-size="11pt" style:text-underline-style="none" style:font-size-asian="11pt" style:font-size-complex="11pt" style:font-weight-complex="normal"/>
    </style:style>
    <style:style style:name="T6" style:family="text">
      <style:text-properties fo:color="#0000ff" style:text-underline-style="none" fo:font-weight="bold" style:font-weight-asian="bold" style:font-weight-complex="bold"/>
    </style:style>
    <style:style style:name="T7" style:family="text">
      <style:text-properties fo:color="#0000ff" style:font-name="DejaVu Serif2" fo:font-size="11pt" style:text-underline-style="none" style:font-name-asian="Monospace" style:font-size-asian="11pt" style:font-name-complex="Monospace" style:font-size-complex="11pt"/>
    </style:style>
    <style:style style:name="T8" style:family="text">
      <style:text-properties fo:color="#0000ff" style:font-name="DejaVu Serif2" fo:font-size="11pt" style:text-underline-style="none" fo:font-weight="bold" style:font-name-asian="Monospace" style:font-size-asian="11pt" style:font-weight-asian="bold" style:font-name-complex="Monospace" style:font-size-complex="11pt" style:font-weight-complex="bold"/>
    </style:style>
    <style:style style:name="T9" style:family="text">
      <style:text-properties fo:color="#000080" fo:font-size="11pt" style:text-underline-style="none" style:font-size-asian="11pt" style:font-size-complex="11pt"/>
    </style:style>
    <style:style style:name="T10" style:family="text">
      <style:text-properties fo:color="#000080" fo:font-weight="bold" style:font-weight-asian="bold" style:font-weight-complex="bold"/>
    </style:style>
    <style:style style:name="T11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style:font-size-asian="11pt" style:font-size-complex="11pt"/>
    </style:style>
    <style:style style:name="T16" style:family="text">
      <style:text-properties style:text-underline-style="none" style:font-size-asian="11pt" style:font-size-complex="11pt" style:font-weight-complex="normal"/>
    </style:style>
    <style:style style:name="T17" style:family="text">
      <style:text-properties style:text-underline-style="none" style:font-size-asian="11pt" style:font-style-asian="normal" style:font-size-complex="11pt" style:font-style-complex="normal" style:font-weight-complex="bold"/>
    </style:style>
    <style:style style:name="T18" style:family="text">
      <style:text-properties style:text-underline-style="none" style:font-size-asian="11pt" style:font-style-asian="normal" style:font-size-complex="11pt" style:font-style-complex="normal" style:font-weight-complex="normal"/>
    </style:style>
    <style:style style:name="T19" style:family="text">
      <style:text-properties style:text-underline-style="none" style:font-weight-complex="normal"/>
    </style:style>
    <style:style style:name="T20" style:family="text">
      <style:text-properties style:text-underline-style="none" style:font-size-asian="10pt" style:font-size-complex="10pt"/>
    </style:style>
    <style:style style:name="T21" style:family="text">
      <style:text-properties style:text-underline-style="none" style:font-name-asian="Monospace" style:font-size-asian="11pt" style:font-name-complex="Monospace" style:font-size-complex="11pt"/>
    </style:style>
    <style:style style:name="T22" style:family="text">
      <style:text-properties style:text-underline-style="none" style:font-name-asian="Monospace" style:font-size-asian="11pt" style:font-name-complex="Monospace" style:font-size-complex="11pt" style:font-weight-complex="bold"/>
    </style:style>
    <style:style style:name="T23" style:family="text">
      <style:text-properties style:text-underline-style="none" style:font-size-asian="10.5pt" style:font-size-complex="10.5pt"/>
    </style:style>
    <style:style style:name="T24" style:family="text">
      <style:text-properties style:text-underline-style="none" style:font-size-asian="10.5pt" style:font-size-complex="10.5pt" style:font-weight-complex="normal"/>
    </style:style>
    <style:style style:name="T2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6" style:family="text">
      <style:text-properties fo:font-size="11pt" style:text-underline-style="none" style:font-size-asian="11pt" style:font-size-complex="11pt"/>
    </style:style>
    <style:style style:name="T27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28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size="11pt" fo:font-style="normal" style:text-underline-style="none" fo:font-weight="normal" style:font-name-asian="Monospace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T30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fo:font-size="11pt" fo:font-style="normal" style:font-size-asian="11pt" style:font-style-asian="normal" style:font-size-complex="11pt" style:font-style-complex="normal"/>
    </style:style>
    <style:style style:name="T32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40" style:family="text">
      <style:text-properties fo:font-size="10.5pt" style:text-underline-style="none" style:font-size-asian="10.5pt" style:font-size-complex="10.5pt"/>
    </style:style>
    <style:style style:name="T4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42" style:family="text">
      <style:text-properties style:font-weight-complex="bold"/>
    </style:style>
    <style:style style:name="T43" style:family="text">
      <style:text-properties style:font-style-asian="italic" style:font-style-complex="italic"/>
    </style:style>
    <style:style style:name="T44" style:family="text">
      <style:text-properties style:font-style-asian="italic" style:font-style-complex="italic" style:font-weight-complex="bold"/>
    </style:style>
    <style:style style:name="T45" style:family="text">
      <style:text-properties style:font-size-asian="10pt" style:font-size-complex="10pt"/>
    </style:style>
    <style:style style:name="T46" style:family="text">
      <style:text-properties style:font-size-asian="10pt" style:font-size-complex="10pt" style:font-weight-complex="bold"/>
    </style:style>
    <style:style style:name="T47" style:family="text">
      <style:text-properties style:font-size-asian="10.5pt" style:font-size-complex="10.5pt" style:font-weight-complex="bold"/>
    </style:style>
    <style:style style:name="T48" style:family="text">
      <style:text-properties fo:color="#000000"/>
    </style:style>
    <style:style style:name="T49" style:family="text">
      <style:text-properties style:font-size-asian="11pt" style:font-style-asian="normal" style:font-size-complex="11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756in" fo:text-indent="-0.25in" fo:margin-left="3.2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256in" fo:text-indent="-0.25in" fo:margin-left="3.5256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Properties</text:h>
      <text:p text:style-name="P12"/>
      <text:p text:style-name="Class_20_Description">The <text:span text:style-name="Class_20_Variables">Properties</text:span> class is a general purpose container class.</text:p>
      <text:p text:style-name="P12"/>
      <text:h text:style-name="P69" text:outline-level="2">Design criteria and considerations</text:h>
      <text:p text:style-name="Standard"/>
      <text:list xml:id="list7796552080689556180" text:style-name="L1">
        <text:list-item>
          <text:p text:style-name="P68">The <text:span text:style-name="T1">Library</text:span> <text:span text:style-name="T38">namespace</text:span> is used;</text:p>
        </text:list-item>
        <text:list-item>
          <text:p text:style-name="P68">a <text:span text:style-name="T38">use</text:span> clause to define <text:span text:style-name="T1">Error</text:span> as a reference to the <text:span text:style-name="T1">Library\Error</text:span> class is used;</text:p>
        </text:list-item>
        <text:list-item>
          <text:p text:style-name="P68">calls the <text:span text:style-name="T1">PrintU\FormatArray</text:span> class to implement the <text:span text:style-name="T1">__toString</text:span> method;</text:p>
        </text:list-item>
        <text:list-item>
          <text:p text:style-name="P68">class calls the <text:span text:style-name="T1">Properties\Exception</text:span> class to notify the caller about an error situation; and</text:p>
        </text:list-item>
        <text:list-item>
          <text:p text:style-name="P68">implements the <text:span text:style-name="T1">ArrayAccess</text:span> and <text:span text:style-name="T1">Countable</text:span> interfaces.</text:p>
        </text:list-item>
      </text:list>
      <text:p text:style-name="P5"/>
      <text:p text:style-name="P12"/>
      <text:h text:style-name="P41" text:outline-level="4">Class Methods</text:h>
      <text:p text:style-name="Method_20_Body"/>
      <text:p text:style-name="Method_20_Body">The <text:span text:style-name="Class_20_Variables">Properties</text:span> class contains the following methods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2">Method</text:p>
          </table:table-cell>
          <table:table-cell table:style-name="MethodTable.B1" office:value-type="string">
            <text:p text:style-name="P2">Description</text:p>
          </table:table-cell>
        </table:table-row>
        <table:table-row>
          <table:table-cell table:style-name="MethodTable.A2" office:value-type="string">
            <text:p text:style-name="P3"><text:a xlink:type="simple" xlink:href="#construct">__construct</text:a></text:p>
          </table:table-cell>
          <table:table-cell table:style-name="MethodTable.B2" office:value-type="string">
            <text:p text:style-name="Method_20_Table_20_Description">Class constructor</text:p>
          </table:table-cell>
        </table:table-row>
        <table:table-row>
          <table:table-cell table:style-name="MethodTable.A2" office:value-type="string">
            <text:p text:style-name="P3"><text:a xlink:type="simple" xlink:href="#__set">__set</text:a></text:p>
          </table:table-cell>
          <table:table-cell table:style-name="MethodTable.B2" office:value-type="string">
            <text:p text:style-name="P25">Called when a property is the object of an assignment.</text:p>
          </table:table-cell>
        </table:table-row>
        <table:table-row>
          <table:table-cell table:style-name="MethodTable.A2" office:value-type="string">
            <text:p text:style-name="P3"><text:a xlink:type="simple" xlink:href="#__get">__get</text:a></text:p>
          </table:table-cell>
          <table:table-cell table:style-name="MethodTable.B2" office:value-type="string">
            <text:p text:style-name="P25">Called when a property is being queried.</text:p>
          </table:table-cell>
        </table:table-row>
        <table:table-row>
          <table:table-cell table:style-name="MethodTable.A2" office:value-type="string">
            <text:h text:style-name="P43" text:outline-level="4"><text:a xlink:type="simple" xlink:href="#count">count</text:a></text:h>
          </table:table-cell>
          <table:table-cell table:style-name="MethodTable.B2" office:value-type="string">
            <text:p text:style-name="P6">Returns the number of properties in the current instance.</text:p>
          </table:table-cell>
        </table:table-row>
        <table:table-row>
          <table:table-cell table:style-name="MethodTable.A2" office:value-type="string">
            <text:p text:style-name="P3"><text:a xlink:type="simple" xlink:href="#delete">delete</text:a></text:p>
          </table:table-cell>
          <table:table-cell table:style-name="MethodTable.B2" office:value-type="string">
            <text:p text:style-name="Method_20_Table_20_Description">Unset (delete) the property.</text:p>
          </table:table-cell>
        </table:table-row>
        <table:table-row>
          <table:table-cell table:style-name="MethodTable.A2" office:value-type="string">
            <text:p text:style-name="P3"><text:a xlink:type="simple" xlink:href="#deleteAll">deleteAll</text:a></text:p>
          </table:table-cell>
          <table:table-cell table:style-name="MethodTable.B2" office:value-type="string">
            <text:p text:style-name="Method_20_Table_20_Description">Delete all class properties</text:p>
          </table:table-cell>
        </table:table-row>
        <table:table-row>
          <table:table-cell table:style-name="MethodTable.A2" office:value-type="string">
            <text:p text:style-name="P3"><text:a xlink:type="simple" xlink:href="#unsetProperties">unsetProperties</text:a></text:p>
          </table:table-cell>
          <table:table-cell table:style-name="MethodTable.B2" office:value-type="string">
            <text:p text:style-name="Method_20_Table_20_Description">Unset property values from an array of names.</text:p>
          </table:table-cell>
        </table:table-row>
        <table:table-row>
          <table:table-cell table:style-name="MethodTable.A2" office:value-type="string">
            <text:p text:style-name="P3"><text:a xlink:type="simple" xlink:href="#setProperties">setProperties</text:a></text:p>
          </table:table-cell>
          <table:table-cell table:style-name="MethodTable.B2" office:value-type="string">
            <text:p text:style-name="Method_20_Table_20_Description">Set property values from an associative array.</text:p>
          </table:table-cell>
        </table:table-row>
        <table:table-row>
          <table:table-cell table:style-name="MethodTable.A2" office:value-type="string">
            <text:p text:style-name="P3"><text:a xlink:type="simple" xlink:href="#exists">exists</text:a></text:p>
          </table:table-cell>
          <table:table-cell table:style-name="MethodTable.B2" office:value-type="string">
            <text:p text:style-name="P26">Return true if property is set, false if not.</text:p>
          </table:table-cell>
        </table:table-row>
        <table:table-row>
          <table:table-cell table:style-name="MethodTable.A2" office:value-type="string">
            <text:p text:style-name="P3"><text:a xlink:type="simple" xlink:href="#properties">properties</text:a></text:p>
          </table:table-cell>
          <table:table-cell table:style-name="MethodTable.B2" office:value-type="string">
            <text:p text:style-name="Method_20_Table_20_Description">Return an associative array containing all object properties.</text:p>
          </table:table-cell>
        </table:table-row>
        <table:table-row>
          <table:table-cell table:style-name="MethodTable.A2" office:value-type="string">
            <text:p text:style-name="P3"><text:a xlink:type="simple" xlink:href="#offsetSet">offsetSet</text:a></text:p>
          </table:table-cell>
          <table:table-cell table:style-name="MethodTable.B2" office:value-type="string">
            <text:p text:style-name="Method_20_Table_20_Description">Set the value at the indicated offset.</text:p>
          </table:table-cell>
        </table:table-row>
        <table:table-row>
          <table:table-cell table:style-name="MethodTable.A2" office:value-type="string">
            <text:p text:style-name="P3"><text:a xlink:type="simple" xlink:href="#offsetGet">offsetGet</text:a></text:p>
          </table:table-cell>
          <table:table-cell table:style-name="MethodTable.B2" office:value-type="string">
            <text:p text:style-name="P26">Get the value at the indicated offset.</text:p>
          </table:table-cell>
        </table:table-row>
        <table:table-row>
          <table:table-cell table:style-name="MethodTable.A2" office:value-type="string">
            <text:p text:style-name="P3"><text:a xlink:type="simple" xlink:href="#offsetExists">offsetExists</text:a></text:p>
          </table:table-cell>
          <table:table-cell table:style-name="MethodTable.B2" office:value-type="string">
            <text:p text:style-name="Method_20_Table_20_Description">Returns true if the offset exists, false if not.</text:p>
          </table:table-cell>
        </table:table-row>
        <table:table-row>
          <table:table-cell table:style-name="MethodTable.A2" office:value-type="string">
            <text:p text:style-name="P3"><text:a xlink:type="simple" xlink:href="#offsetUnset">offsetUnset</text:a></text:p>
          </table:table-cell>
          <table:table-cell table:style-name="MethodTable.B2" office:value-type="string">
            <text:p text:style-name="Method_20_Table_20_Description">Unset the named variable ($offset), if it exists.</text:p>
          </table:table-cell>
        </table:table-row>
      </table:table>
      <text:p text:style-name="P12"/>
      <text:h text:style-name="Method_20_Listing_20_Title" text:outline-level="4">Class Properties</text:h>
      <text:p text:style-name="P12"/>
      <text:p text:style-name="Method_20_Body">This class has no declared properties.</text:p>
      <text:h text:style-name="P66" text:outline-level="5"><text:bookmark-start text:name="construct"/>__construct<text:bookmark-end text:name="construct"/></text:h>
      <text:p text:style-name="P12"/>
      <text:p text:style-name="Method_20_Body">Class constructor.</text:p>
      <text:p text:style-name="Method_20_Body"/>
      <text:p text:style-name="P20">Algorithm</text:p>
      <text:list xml:id="list7301007649873430617" text:style-name="L2">
        <text:list-item>
          <text:p text:style-name="P44">Accept the optional parameter properties as an array or a Properties class instance;</text:p>
        </text:list-item>
        <text:list-item>
          <text:p text:style-name="P44">if properties is not null</text:p>
        </text:list-item>
      </text:list>
      <text:list xml:id="list1036107109464343141" text:style-name="L3">
        <text:list-item>
          <text:p text:style-name="P45">if properties is an object, call the properties method of the properties class and assign the result to properties;</text:p>
        </text:list-item>
      </text:list>
      <text:list xml:id="list38714807" text:continue-list="list7301007649873430617" text:style-name="L2">
        <text:list-item>
          <text:p text:style-name="P44">if properties is not an array,</text:p>
        </text:list-item>
      </text:list>
      <text:list xml:id="list3971177754088875584" text:style-name="L4">
        <text:list-item>
          <text:p text:style-name="P46">convert properties to a single element array;</text:p>
        </text:list-item>
      </text:list>
      <text:list xml:id="list38732911" text:continue-list="list38714807" text:style-name="L2">
        <text:list-item>
          <text:p text:style-name="P44">pass properties to the setProperties method to add new or modify existing class property names and values. </text:p>
          <text:p text:style-name="P44"/>
        </text:list-item>
      </text:list>
      <text:p text:style-name="P20">Implementation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lass constructor</text:p>
      <text:p text:style-name="Method_20_Code_20_Listing"><text:s/>* @param array|object $properties = (optional) properties to initialize</text:p>
      <text:p text:style-name="Method_20_Code_20_Listing"><text:s/>*/</text:p>
      <text:p text:style-name="Method_20_Code_20_Listing">public function __construct($properties=null)</text:p>
      <text:p text:style-name="Method_20_Code_20_Listing">{</text:p>
      <text:p text:style-name="P9"><text:span text:style-name="T48"><text:tab/></text:span><text:span text:style-name="T10"><text:tab/>if ($properties)</text:span></text:p>
      <text:p text:style-name="P10"><text:tab/><text:tab/>{</text:p>
      <text:p text:style-name="P10"><text:tab/><text:tab/><text:tab/>if (is_object($properties) &amp;&amp; instanceof Library\Properties))</text:p>
      <text:p text:style-name="P10"><text:tab/><text:tab/><text:tab/>{</text:p>
      <text:p text:style-name="P10"><text:tab/><text:tab/><text:tab/><text:tab/>$properties = $properties-&gt;properties();</text:p>
      <text:p text:style-name="P10"><text:tab/><text:tab/><text:tab/>}</text:p>
      <text:p text:style-name="P10"><text:tab/><text:tab/><text:tab/>elseif (! is_array($properties))</text:p>
      <text:p text:style-name="P10"><text:tab/><text:tab/><text:tab/>{</text:p>
      <text:p text:style-name="P10"><text:tab/><text:tab/><text:tab/><text:tab/>if (is_object($properties))</text:p>
      <text:p text:style-name="P10"><text:tab/><text:tab/><text:tab/><text:tab/>{</text:p>
      <text:p text:style-name="P10"><text:tab/><text:tab/><text:tab/><text:tab/><text:tab/>$properties = (array)$properties;</text:p>
      <text:p text:style-name="P10"><text:tab/><text:tab/><text:tab/><text:tab/>}</text:p>
      <text:p text:style-name="P10"><text:tab/><text:tab/><text:tab/><text:tab/>else</text:p>
      <text:p text:style-name="P10"><text:tab/><text:tab/><text:tab/><text:tab/>{</text:p>
      <text:p text:style-name="P10"><text:tab/><text:tab/><text:tab/><text:tab/><text:tab/>$properties = array('default' =&gt; $properties);</text:p>
      <text:p text:style-name="P10"><text:tab/><text:tab/><text:tab/><text:tab/>}</text:p>
      <text:p text:style-name="P10"><text:tab/><text:tab/><text:tab/>}</text:p>
      <text:p text:style-name="P10"/>
      <text:p text:style-name="P10"><text:tab/><text:tab/><text:tab/>$this-&gt;setProperties($properties);</text:p>
      <text:p text:style-name="P10"><text:tab/><text:tab/>}</text:p>
      <text:p text:style-name="Method_20_Code_20_Listing">}</text:p>
      <text:p text:style-name="Method_20_Body"/>
      <text:p text:style-name="P31">Narrative</text:p>
      <text:p text:style-name="Method_20_Body"/>
      <text:p text:style-name="Method_20_Body">The <text:span text:style-name="Class_20_Variables"><text:span text:style-name="T47">__construct</text:span></text:span> method expects a single, optional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Properties</text:p>
          </table:table-cell>
          <table:table-cell table:style-name="Table4.B1" office:value-type="string">
            <text:p text:style-name="P2">Description</text:p>
          </table:table-cell>
        </table:table-row>
        <table:table-row>
          <table:table-cell table:style-name="Table4.A2" office:value-type="string">
            <text:p text:style-name="P4">$properties</text:p>
          </table:table-cell>
          <table:table-cell table:style-name="Table4.B2" office:value-type="string">
            <text:p text:style-name="P8">An array or instance of the <text:span text:style-name="T1">Library\Properties</text:span> class containing initial values.</text:p>
          </table:table-cell>
        </table:table-row>
      </table:table>
      <text:p text:style-name="P21"/>
      <text:p text:style-name="Method_20_Body"><text:span text:style-name="T25">If the </text:span><text:span text:style-name="Class_20_Variables"><text:span text:style-name="T15">$properties</text:span></text:span><text:span text:style-name="T25"> parameter is not null,</text:span></text:p>
      <text:p text:style-name="P15"/>
      <text:p text:style-name="P32"><text:span text:style-name="T25">If the </text:span><text:span text:style-name="Class_20_Variables"><text:span text:style-name="T16">$properties</text:span></text:span><text:span text:style-name="T25"> parameter is an object and the properties parameter is an instance of the </text:span><text:span text:style-name="T27">Library\Properties</text:span><text:span text:style-name="T25"> class,</text:span></text:p>
      <text:p text:style-name="P34"/>
      <text:p text:style-name="P33"><text:span text:style-name="T25">the </text:span><text:span text:style-name="Class_20_Variables"><text:span text:style-name="T2">properties</text:span></text:span><text:span text:style-name="T25"> method of the </text:span><text:span text:style-name="T27">properties</text:span><text:span text:style-name="T25"> parameter is used to get an associative array of the initial variable names and values, which replaces the original value in</text:span><text:span text:style-name="T9"> </text:span><text:span text:style-name="Class_20_Variables"><text:span text:style-name="T26">$properties</text:span></text:span></text:p>
      <text:p text:style-name="P33"><text:span text:style-name="Class_20_Variables"><text:span text:style-name="T25"/></text:span></text:p>
      <text:p text:style-name="P32"><text:span text:style-name="Class_20_Variables"><text:span text:style-name="T28">otherwise, if the </text:span></text:span><text:span text:style-name="Class_20_Variables"><text:span text:style-name="T17">$properties</text:span></text:span><text:span text:style-name="Class_20_Variables"><text:span text:style-name="T28"> parameter is not an array,</text:span></text:span></text:p>
      <text:p text:style-name="P32"><text:span text:style-name="Class_20_Variables"><text:span text:style-name="T28"/></text:span></text:p>
      <text:p text:style-name="P33"><text:span text:style-name="Class_20_Variables"><text:span text:style-name="T28">if the </text:span></text:span><text:span text:style-name="Class_20_Variables"><text:span text:style-name="T30">$properties</text:span></text:span><text:span text:style-name="Class_20_Variables"><text:span text:style-name="T28"> parameter is an object,</text:span></text:span></text:p>
      <text:p text:style-name="P33"><text:span text:style-name="Class_20_Variables"><text:span text:style-name="T28"/></text:span></text:p>
      <text:p text:style-name="P35"><text:span text:style-name="Class_20_Variables"><text:span text:style-name="T28">recast the </text:span></text:span><text:span text:style-name="Class_20_Variables"><text:span text:style-name="T17">$properties</text:span></text:span><text:span text:style-name="Class_20_Variables"><text:span text:style-name="T28"> parameter as an array and store the result in the </text:span></text:span><text:span text:style-name="Class_20_Variables"><text:span text:style-name="T18">$properties</text:span></text:span><text:span text:style-name="Class_20_Variables"><text:span text:style-name="T28"> parameter;</text:span></text:span></text:p>
      <text:p text:style-name="P33"><text:span text:style-name="Class_20_Variables"><text:span text:style-name="T28"/></text:span></text:p>
      <text:p text:style-name="P33"><text:span text:style-name="Class_20_Variables"><text:span text:style-name="T28">otherwise</text:span></text:span></text:p>
      <text:p text:style-name="P33"><text:span text:style-name="Class_20_Variables"><text:span text:style-name="T28"/></text:span></text:p>
      <text:p text:style-name="P35"><text:span text:style-name="Class_20_Variables"><text:span text:style-name="T28">create a new array containing the word '</text:span></text:span><text:span text:style-name="Class_20_Variables"><text:span text:style-name="T33">default</text:span></text:span><text:span text:style-name="Class_20_Variables"><text:span text:style-name="T28">' as the only key and store the </text:span></text:span><text:span text:style-name="Class_20_Variables"><text:span text:style-name="T18">$properties</text:span></text:span><text:span text:style-name="Class_20_Variables"><text:span text:style-name="T28"> parameter in the value;</text:span></text:span></text:p>
      <text:p text:style-name="P14"/>
      <text:p text:style-name="P14"><text:span text:style-name="T13">The </text:span><text:span text:style-name="T14">setProperties</text:span><text:span text:style-name="T13"> class method is called to process the </text:span><text:span text:style-name="Class_20_Variables"><text:span text:style-name="T12">$propertie</text:span></text:span><text:span text:style-name="Class_20_Variables"><text:span text:style-name="T19">s</text:span></text:span><text:span text:style-name="T13"> array.</text:span></text:p>
      <text:p text:style-name="Method_20_Body"/>
      <text:h text:style-name="Method_20_Listing_20_Title" text:outline-level="4"/>
      <text:h text:style-name="P42" text:outline-level="4"><text:bookmark-start text:name="__set"/>__set<text:bookmark-end text:name="__set"/></text:h>
      <text:p text:style-name="P12"/>
      <text:p text:style-name="Method_20_Body"><text:span text:style-name="T25">__set is a 'magic' function which is called when a property is the object of an assignment (e. g. - </text:span><text:span text:style-name="T34">$property-&gt;counter = 2;</text:span><text:span text:style-name="T25">)</text:span></text:p>
      <text:p text:style-name="P22"/>
      <text:p text:style-name="P24">Algorithm</text:p>
      <text:list xml:id="list4382792679261851795" text:style-name="L5">
        <text:list-item>
          <text:p text:style-name="P47"><text:span text:style-name="T4">Accept the mandatory parameter </text:span><text:span text:style-name="Class_20_Variables"><text:span text:style-name="T16">property</text:span></text:span><text:span text:style-name="T4">;</text:span></text:p>
        </text:list-item>
        <text:list-item>
          <text:p text:style-name="P47"><text:span text:style-name="T4">Accept the mandatory parameter </text:span><text:span text:style-name="Class_20_Variables"><text:span text:style-name="T16">value</text:span></text:span><text:span text:style-name="T4">;</text:span></text:p>
        </text:list-item>
        <text:list-item>
          <text:p text:style-name="P47"><text:span text:style-name="T4">Assign </text:span><text:span text:style-name="Class_20_Variables"><text:span text:style-name="T16">value</text:span></text:span><text:span text:style-name="T4"> to the </text:span><text:span text:style-name="Class_20_Variables"><text:span text:style-name="T16">{$property}</text:span></text:span><text:span text:style-name="T4"> class property.</text:span></text:p>
          <text:p text:style-name="P48"/>
        </text:list-item>
      </text:list>
      <text:p text:style-name="P23">Implementation</text:p>
      <text:p text:style-name="P22"/>
      <text:p text:style-name="P28">/**</text:p>
      <text:p text:style-name="P28"><text:s/>* __set</text:p>
      <text:p text:style-name="P28"><text:s/>*</text:p>
      <text:p text:style-name="P28"><text:s/>* Set a property to a value</text:p>
      <text:p text:style-name="P28"><text:s/>* @param string $property = property name</text:p>
      <text:p text:style-name="P28"><text:s/>* @param mixed $value = property value</text:p>
      <text:p text:style-name="P28"><text:s/>*/</text:p>
      <text:p text:style-name="P28">public function __set($property, $value)</text:p>
      <text:p text:style-name="P28">{</text:p>
      <text:p text:style-name="P28"><text:tab/>$this-&gt;$property = $value;</text:p>
      <text:p text:style-name="P28">}</text:p>
      <text:p text:style-name="P20"/>
      <text:p text:style-name="P20">Narrative</text:p>
      <text:p text:style-name="Method_20_Body"/>
      <text:p text:style-name="Method_20_Body">The <text:span text:style-name="Class_20_Variables"><text:span text:style-name="T47">__set</text:span></text:span> method expects two, mandatory parameter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Properties</text:p>
          </table:table-cell>
          <table:table-cell table:style-name="Table1.B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4">$property</text:p>
          </table:table-cell>
          <table:table-cell table:style-name="Table1.B2" office:value-type="string">
            <text:p text:style-name="P7">name of the property (variable) to assign the value to</text:p>
          </table:table-cell>
        </table:table-row>
        <table:table-row>
          <table:table-cell table:style-name="Table1.A2" office:value-type="string">
            <text:p text:style-name="P4">$value</text:p>
          </table:table-cell>
          <table:table-cell table:style-name="Table1.B2" office:value-type="string">
            <text:p text:style-name="P7">value to assign to <text:span text:style-name="Class_20_Variables"><text:span text:style-name="T45">$property</text:span></text:span></text:p>
          </table:table-cell>
        </table:table-row>
      </table:table>
      <text:p text:style-name="P21"/>
      <text:p text:style-name="P14"><text:span text:style-name="T13">The </text:span><text:span text:style-name="T6">$property</text:span><text:span text:style-name="T13"> is used as the name of a</text:span><text:span text:style-name="T36"> </text:span><text:span text:style-name="T37">variable</text:span><text:span text:style-name="T13"> variable (or </text:span><text:span text:style-name="T37">dynamic</text:span><text:span text:style-name="T13"> variable) and stores the indicated </text:span><text:span text:style-name="T6">$value</text:span><text:span text:style-name="T13">.</text:span></text:p>
      <text:p text:style-name="P14"/>
      <text:p text:style-name="Method_20_Body"/>
      <text:h text:style-name="P66" text:outline-level="5"><text:bookmark-start text:name="__get"/>__get<text:bookmark-end text:name="__get"/></text:h>
      <text:p text:style-name="Method_20_Body"/>
      <text:p text:style-name="P14"><text:span text:style-name="T13">__get is a 'magic' function which is called when a property is being queried for its contained value (e.g. - </text:span><text:span text:style-name="T35">$counter = $property-&gt;counter;</text:span><text:span text:style-name="T13">)</text:span></text:p>
      <text:p text:style-name="P15"/>
      <text:p text:style-name="P16">Algorithm</text:p>
      <text:list xml:id="list5341133199415371905" text:style-name="L6">
        <text:list-item>
          <text:p text:style-name="P50"><text:span text:style-name="T25">Accept the parameter </text:span><text:span text:style-name="Class_20_Variables"><text:span text:style-name="T16">property</text:span></text:span><text:span text:style-name="T25"> as the name of the property to get;</text:span></text:p>
        </text:list-item>
        <text:list-item>
          <text:p text:style-name="P50"><text:span text:style-name="T25">if </text:span><text:span text:style-name="Class_20_Variables"><text:span text:style-name="T16">property</text:span></text:span><text:span text:style-name="T25"> is not found, return a null;</text:span></text:p>
        </text:list-item>
        <text:list-item>
          <text:p text:style-name="P50"><text:span text:style-name="T25">return the value of the </text:span><text:span text:style-name="Class_20_Variables"><text:span text:style-name="T16">property</text:span></text:span><text:span text:style-name="T25"> parameter.</text:span></text:p>
          <text:p text:style-name="P52"/>
        </text:list-item>
      </text:list>
      <text:p text:style-name="P16">Implementation</text:p>
      <text:p text:style-name="P15"/>
      <text:p text:style-name="Method_20_Code_20_Listing">/**</text:p>
      <text:p text:style-name="Method_20_Code_20_Listing"><text:s/>* __get</text:p>
      <text:p text:style-name="Method_20_Code_20_Listing"><text:s/>*</text:p>
      <text:p text:style-name="Method_20_Code_20_Listing"><text:s/>* Get a property value</text:p>
      <text:p text:style-name="Method_20_Code_20_Listing"><text:s/>* @param string $property = name of the property to get</text:p>
      <text:p text:style-name="Method_20_Code_20_Listing"><text:s/>* @return mixed $value = property value, null if not set</text:p>
      <text:p text:style-name="Method_20_Code_20_Listing"><text:s/>*/</text:p>
      <text:p text:style-name="Method_20_Code_20_Listing">public function __get($property)</text:p>
      <text:p text:style-name="Method_20_Code_20_Listing">{</text:p>
      <text:p text:style-name="Method_20_Code_20_Listing"><text:tab/>if ($this-&gt;exists($property))</text:p>
      <text:p text:style-name="Method_20_Code_20_Listing"><text:tab/>{</text:p>
      <text:p text:style-name="Method_20_Code_20_Listing"><text:tab/><text:tab/>return $this-&gt;{$property};</text:p>
      <text:p text:style-name="Method_20_Code_20_Listing"><text:tab/>}</text:p>
      <text:p text:style-name="Method_20_Code_20_Listing"/>
      <text:p text:style-name="Method_20_Code_20_Listing"><text:tab/>return null;</text:p>
      <text:p text:style-name="P29">}</text:p>
      <text:p text:style-name="P15"/>
      <text:p text:style-name="P20">Narrative</text:p>
      <text:p text:style-name="Method_20_Body"/>
      <text:p text:style-name="Method_20_Body">The <text:span text:style-name="Class_20_Variables"><text:span text:style-name="T47">__get</text:span></text:span> method expects a single, mandatory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Properties</text:p>
          </table:table-cell>
          <table:table-cell table:style-name="Table2.B1" office:value-type="string">
            <text:p text:style-name="P2">Description</text:p>
          </table:table-cell>
        </table:table-row>
        <table:table-row>
          <table:table-cell table:style-name="Table2.A2" office:value-type="string">
            <text:p text:style-name="P4">$property</text:p>
          </table:table-cell>
          <table:table-cell table:style-name="Table2.B2" office:value-type="string">
            <text:p text:style-name="P7">name of the property (variable) to query</text:p>
          </table:table-cell>
        </table:table-row>
      </table:table>
      <text:p text:style-name="P21"/>
      <text:p text:style-name="P14">If the <text:span text:style-name="Class_20_Variables">$property</text:span> parameter is found by the <text:span text:style-name="T1">exists</text:span> class method, return a null value.</text:p>
      <text:p text:style-name="P14"/>
      <text:p text:style-name="P14">The <text:span text:style-name="Class_20_Variables"><text:span text:style-name="T42">$property</text:span></text:span> is used as the name of a <text:span text:style-name="Class_20_Variables"><text:span text:style-name="T44">variable</text:span></text:span> variable (or <text:span text:style-name="Class_20_Variables"><text:span text:style-name="T44">dynamic</text:span></text:span> variable) and is used to return the value of the <text:span text:style-name="Class_20_Variables">$property</text:span> class property.</text:p>
      <text:p text:style-name="P15"/>
      <text:h text:style-name="P42" text:outline-level="4"><text:bookmark-start text:name="count"/>count<text:bookmark-end text:name="count"/></text:h>
      <text:p text:style-name="Method_20_Body"/>
      <text:p text:style-name="Method_20_Body">Returns the number of properties in the current instance.</text:p>
      <text:p text:style-name="Method_20_Body"/>
      <text:p text:style-name="P20">Algorithm</text:p>
      <text:list xml:id="list8828851481393565756" text:style-name="L7">
        <text:list-item>
          <text:p text:style-name="P53">Return a count of the properties currently known.</text:p>
          <text:p text:style-name="P53"/>
        </text:list-item>
      </text:list>
      <text:p text:style-name="P20">Implementation</text:p>
      <text:p text:style-name="Method_20_Body"/>
      <text:p text:style-name="P27">/**</text:p>
      <text:p text:style-name="P27"><text:s/>* count.</text:p>
      <text:p text:style-name="P27"><text:s/>*</text:p>
      <text:p text:style-name="P27"><text:s/>* returns the number of elements in the stack</text:p>
      <text:p text:style-name="P27"><text:s/>* <text:span text:style-name="T1">@return</text:span> integer $count = number of elements in the stack</text:p>
      <text:p text:style-name="P27"><text:s/>*/</text:p>
      <text:p text:style-name="P27">public function count()</text:p>
      <text:p text:style-name="P27">{</text:p>
      <text:p text:style-name="P27"><text:tab/>return count(get_object_vars($this));</text:p>
      <text:p text:style-name="P27">}</text:p>
      <text:p text:style-name="Method_20_Body"/>
      <text:p text:style-name="P20">Narrative</text:p>
      <text:p text:style-name="Method_20_Body"/>
      <text:p text:style-name="Method_20_Body">Get an array of property names by passing an instance of the current class to the <text:span text:style-name="T1">PHP get_object_vars</text:span> class. <text:s/></text:p>
      <text:p text:style-name="Method_20_Body"/>
      <text:p text:style-name="Method_20_Body">Return the resultant array.</text:p>
      <text:p text:style-name="Method_20_Body"/>
      <text:h text:style-name="Method_20_Listing_20_Title" text:outline-level="4"/>
      <text:h text:style-name="P42" text:outline-level="4"><text:bookmark-start text:name="deleteAll"/>deleteAll<text:bookmark-end text:name="deleteAll"/></text:h>
      <text:p text:style-name="Method_20_Body"/>
      <text:p text:style-name="Method_20_Body">Unsets each known property.</text:p>
      <text:p text:style-name="Method_20_Body"/>
      <text:p text:style-name="P20">Algorithm</text:p>
      <text:list xml:id="list532720616513019702" text:style-name="L8">
        <text:list-item>
          <text:p text:style-name="P54">get an array of known property names;</text:p>
        </text:list-item>
        <text:list-item>
          <text:p text:style-name="P54">set array pointer;</text:p>
        </text:list-item>
        <text:list-item>
          <text:p text:style-name="P54">call class delete method for the current property name in the array;</text:p>
        </text:list-item>
        <text:list-item>
          <text:p text:style-name="P54">increment array pointer</text:p>
        </text:list-item>
        <text:list-item>
          <text:p text:style-name="P54">if array pointer &lt; the value retured from the count class method, goto 3.</text:p>
        </text:list-item>
      </text:list>
      <text:p text:style-name="Method_20_Body"/>
      <text:p text:style-name="Method_20_Body"><text:span text:style-name="Class_20_Variables"><text:span text:style-name="T31">Implementation</text:span></text:span></text:p>
      <text:p text:style-name="Method_20_Body"/>
      <text:p text:style-name="P27">/**</text:p>
      <text:p text:style-name="P27"><text:s/>* deleteAll</text:p>
      <text:p text:style-name="P27"><text:s/>*</text:p>
      <text:p text:style-name="P27"><text:s/>* unset all of the property names</text:p>
      <text:p text:style-name="P27"><text:s/>*/</text:p>
      <text:p text:style-name="P27">public function deleteAll()</text:p>
      <text:p text:style-name="P27">{</text:p>
      <text:p text:style-name="P27"><text:tab/>$vars = get_object_vars($this);</text:p>
      <text:p text:style-name="P27"><text:tab/>foreach($vars as $name =&gt; $value)</text:p>
      <text:p text:style-name="P27"><text:tab/>{</text:p>
      <text:p text:style-name="P27"><text:tab/><text:tab/>$this-&gt;delete($name);</text:p>
      <text:p text:style-name="P27"><text:tab/>}</text:p>
      <text:p text:style-name="Method_20_Code_20_Listing">}</text:p>
      <text:p text:style-name="Method_20_Body"/>
      <text:p text:style-name="P20">Narrative</text:p>
      <text:p text:style-name="Method_20_Body"/>
      <text:p text:style-name="Method_20_Body">Get an array of property names by passing an instance of the current class to the <text:span text:style-name="T1">PHP get_object_vars</text:span> class and assigning the resultant array to the <text:span text:style-name="Class_20_Variables">$vars</text:span> local variable.</text:p>
      <text:p text:style-name="Method_20_Body"/>
      <text:p text:style-name="Method_20_Body">A control loop is entered,</text:p>
      <text:p text:style-name="Method_20_Body"/>
      <text:p text:style-name="P32">the current <text:span text:style-name="Class_20_Variables">$vars</text:span> variable entry is retrieved as <text:span text:style-name="Class_20_Variables">$name</text:span>, the name of the property, and <text:span text:style-name="Class_20_Variables">$value</text:span>, it's current setting,</text:p>
      <text:p text:style-name="P32"/>
      <text:p text:style-name="P32">the <text:span text:style-name="Class_20_Variables">$name</text:span> variable is passed to the <text:span text:style-name="Class_20_Variables">delete</text:span> class method to delete the property.</text:p>
      <text:p text:style-name="P32"/>
      <text:p text:style-name="P32">If the current <text:span text:style-name="Class_20_Variables">$vars</text:span> variable entry is the last entry, exit the control loop;</text:p>
      <text:p text:style-name="P32"/>
      <text:p text:style-name="P32">Otherwise, address the next entry in the <text:span text:style-name="Class_20_Variables">$vars</text:span> variable and loop to the first control loop statement.</text:p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P42" text:outline-level="4"><text:bookmark-start text:name="delete"/>delete<text:bookmark-end text:name="delete"/></text:h>
      <text:p text:style-name="Method_20_Body"/>
      <text:p text:style-name="Method_20_Body">Unset (delete) the property.</text:p>
      <text:p text:style-name="Method_20_Body"/>
      <text:p text:style-name="P20">Algorithm</text:p>
      <text:list xml:id="list38730521" text:continue-list="list532720616513019702" text:style-name="L8">
        <text:list-item text:start-value="1">
          <text:p text:style-name="P54">Accept the parameter property as the name of a property to delete;</text:p>
        </text:list-item>
        <text:list-item>
          <text:p text:style-name="P54">if the property exists, unset the property.</text:p>
          <text:p text:style-name="P54"/>
        </text:list-item>
      </text:list>
      <text:p text:style-name="Method_20_Body"><text:span text:style-name="Class_20_Variables"><text:span text:style-name="T31">Implementation</text:span></text:span></text:p>
      <text:p text:style-name="Method_20_Body"/>
      <text:p text:style-name="Method_20_Code_20_Listing">/**</text:p>
      <text:p text:style-name="Method_20_Code_20_Listing"><text:s/>* delete</text:p>
      <text:p text:style-name="Method_20_Code_20_Listing"><text:s/>*</text:p>
      <text:p text:style-name="Method_20_Code_20_Listing"><text:s/>* unset the property</text:p>
      <text:p text:style-name="Method_20_Code_20_Listing"><text:s/>* @param $property = name of the property to unset</text:p>
      <text:p text:style-name="Method_20_Code_20_Listing"><text:s/>*/</text:p>
      <text:p text:style-name="Method_20_Code_20_Listing">public function delete($property)</text:p>
      <text:p text:style-name="Method_20_Code_20_Listing">{</text:p>
      <text:p text:style-name="Method_20_Code_20_Listing"><text:tab/>if ($this-&gt;exists($property))</text:p>
      <text:p text:style-name="Method_20_Code_20_Listing"><text:tab/>{</text:p>
      <text:p text:style-name="Method_20_Code_20_Listing"><text:tab/><text:tab/>unset($this-&gt;{$property});</text:p>
      <text:p text:style-name="Method_20_Code_20_Listing"><text:tab/>}</text:p>
      <text:p text:style-name="Method_20_Code_20_Listing">}</text:p>
      <text:p text:style-name="Method_20_Body"/>
      <text:p text:style-name="P20">Narrative</text:p>
      <text:p text:style-name="Method_20_Body"/>
      <text:p text:style-name="Method_20_Body">The <text:span text:style-name="Class_20_Variables"><text:span text:style-name="T46">delete</text:span></text:span> method expects a single, mandatory parameter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Properties</text:p>
          </table:table-cell>
          <table:table-cell table:style-name="Table3.B1" office:value-type="string">
            <text:p text:style-name="P2">Description</text:p>
          </table:table-cell>
        </table:table-row>
        <table:table-row>
          <table:table-cell table:style-name="Table3.A2" office:value-type="string">
            <text:p text:style-name="P4">$property</text:p>
          </table:table-cell>
          <table:table-cell table:style-name="Table3.B2" office:value-type="string">
            <text:p text:style-name="P7">name of the property (variable) to delete</text:p>
          </table:table-cell>
        </table:table-row>
      </table:table>
      <text:p text:style-name="P21"/>
      <text:p text:style-name="Method_20_Body"><text:span text:style-name="T25">Pass the </text:span><text:span text:style-name="Class_20_Variables"><text:span text:style-name="T20">$property</text:span></text:span><text:span text:style-name="T13"> parameter to the </text:span><text:span text:style-name="Class_20_Variables"><text:span text:style-name="T19">exists</text:span></text:span><text:span text:style-name="T13"> class method. <text:s/>If the result is true, pass the </text:span><text:span text:style-name="Class_20_Variables"><text:span text:style-name="T19">$property</text:span></text:span><text:span text:style-name="T13"> parameter to the </text:span><text:span text:style-name="T14">PHP unset</text:span><text:span text:style-name="T13"> function to delete the property.</text:span></text:p>
      <text:p text:style-name="P18"/>
      <text:h text:style-name="P67" text:outline-level="5"><text:bookmark-start text:name="unsetProperties"/>unsetProperties<text:bookmark-end text:name="unsetProperties"/></text:h>
      <text:p text:style-name="P18"/>
      <text:p text:style-name="P19">Unset property values from an array of property names.</text:p>
      <text:p text:style-name="P19"/>
      <text:p text:style-name="P20">Algorithm</text:p>
      <text:p text:style-name="P19"/>
      <text:p text:style-name="P20">Implementation</text:p>
      <text:p text:style-name="P19"/>
      <text:p text:style-name="P27">/**</text:p>
      <text:p text:style-name="P27"><text:s/>* unsetProperties</text:p>
      <text:p text:style-name="P27"><text:s/>*</text:p>
      <text:p text:style-name="P27"><text:s/>* Unset property values from an array of property names</text:p>
      <text:p text:style-name="P27"><text:s/>* <text:span text:style-name="T1">@param</text:span> array $properties = array containing property names to unset</text:p>
      <text:p text:style-name="P27"><text:s/>* <text:span text:style-name="T1">@throws</text:span> \Library\Properties\Exception</text:p>
      <text:p text:style-name="P27"><text:s/>*/</text:p>
      <text:p text:style-name="P27">public function unsetProperties($properties)</text:p>
      <text:p text:style-name="P27">{</text:p>
      <text:p text:style-name="P27"><text:tab/>if ((! is_array($properties)) || (count($properties) == 0))</text:p>
      <text:p text:style-name="P27"><text:tab/>{</text:p>
      <text:p text:style-name="P27"><text:tab/><text:tab/>throw new Exception(Error::code('MissingPropertiesArray'));</text:p>
      <text:p text:style-name="P27"><text:tab/>}</text:p>
      <text:p text:style-name="P27"/>
      <text:p text:style-name="P27"><text:tab/>foreach($properties as $index =&gt; $property)</text:p>
      <text:p text:style-name="P27"><text:tab/>{</text:p>
      <text:p text:style-name="P27"><text:tab/><text:tab/>$this-&gt;delete($property);</text:p>
      <text:p text:style-name="P27"><text:tab/>}</text:p>
      <text:p text:style-name="P27">}</text:p>
      <text:p text:style-name="P19"/>
      <text:p text:style-name="P20">Narrative</text:p>
      <text:p text:style-name="P19"/>
      <text:p text:style-name="Method_20_Body">The <text:span text:style-name="Class_20_Variables"><text:span text:style-name="T46">unsetProperties</text:span></text:span> method expects a single, mandatory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roperties</text:p>
          </table:table-cell>
          <table:table-cell table:style-name="Table5.B1" office:value-type="string">
            <text:p text:style-name="P2">Description</text:p>
          </table:table-cell>
        </table:table-row>
        <table:table-row>
          <table:table-cell table:style-name="Table5.A2" office:value-type="string">
            <text:p text:style-name="P4">$property</text:p>
          </table:table-cell>
          <table:table-cell table:style-name="Table5.B2" office:value-type="string">
            <text:p text:style-name="P7">an array containing the names of the properties (variables) to delete</text:p>
          </table:table-cell>
        </table:table-row>
      </table:table>
      <text:p text:style-name="Method_20_Body"/>
      <text:p text:style-name="Method_20_Body"><text:span text:style-name="T13">If </text:span><text:span text:style-name="Class_20_Variables"><text:span text:style-name="T20">$properties</text:span></text:span><text:span text:style-name="T13"> is not an array, or the array is empty, a </text:span><text:span text:style-name="Class_20_Variables"><text:span text:style-name="T19">Properties\Exception</text:span></text:span><text:span text:style-name="T13"> is thrown.</text:span></text:p>
      <text:p text:style-name="Method_20_Body"/>
      <text:p text:style-name="Method_20_Body"><text:span text:style-name="T13">Each item in the </text:span><text:span text:style-name="Class_20_Variables"><text:span text:style-name="T20">$properties</text:span></text:span><text:span text:style-name="T13"> array is iterated through and the corresponding </text:span><text:span text:style-name="Class_20_Variables"><text:span text:style-name="T20">$property</text:span></text:span><text:span text:style-name="T13"> is deleted, if it exists.</text:span></text:p>
      <text:p text:style-name="Method_20_Body"/>
      <text:h text:style-name="P66" text:outline-level="5"><text:bookmark-start text:name="setProperties"/>setProperties<text:bookmark-end text:name="setProperties"/></text:h>
      <text:p text:style-name="Method_20_Body"/>
      <text:p text:style-name="Method_20_Body">Set class properties from an associative array.</text:p>
      <text:p text:style-name="Method_20_Body"/>
      <text:p text:style-name="P20">Algorithm</text:p>
      <text:list xml:id="list491656315075841076" text:style-name="L9">
        <text:list-item>
          <text:p text:style-name="P55">Accept the parameter <text:span text:style-name="Class_20_Variables">properties</text:span> as an array containing property names and values to set;</text:p>
        </text:list-item>
        <text:list-item>
          <text:p text:style-name="P55">Accept the optional parameter <text:span text:style-name="Class_20_Variables">replace</text:span> as a boolean flag: if true (default), it is okay to replace existing values, if false it is not okay;</text:p>
        </text:list-item>
        <text:list-item>
          <text:p text:style-name="P55">set the <text:span text:style-name="Class_20_Variables">CurrentArrayPointer</text:span> to the first array element in <text:span text:style-name="Class_20_Variables">properties</text:span>;</text:p>
        </text:list-item>
        <text:list-item>
          <text:p text:style-name="P55">set <text:span text:style-name="Class_20_Variables">name</text:span> to the contents of the name field in <text:span text:style-name="Class_20_Variables">properties</text:span> at the <text:span text:style-name="Class_20_Variables">CurrentArrayPointer</text:span>;</text:p>
        </text:list-item>
        <text:list-item>
          <text:p text:style-name="P55">set <text:span text:style-name="Class_20_Variables">value</text:span> to the contents of the value field in <text:span text:style-name="Class_20_Variables">properties</text:span> at the <text:span text:style-name="Class_20_Variables">CurrentArrayPointer</text:span>;</text:p>
        </text:list-item>
        <text:list-item>
          <text:p text:style-name="P55">if the <text:span text:style-name="Class_20_Variables">name</text:span> of the property exists and <text:span text:style-name="Class_20_Variables">replace</text:span> is false, goto step 8;</text:p>
        </text:list-item>
        <text:list-item>
          <text:p text:style-name="P55">set the property to <text:span text:style-name="Class_20_Variables">value</text:span>;</text:p>
        </text:list-item>
        <text:list-item>
          <text:p text:style-name="P55">if the <text:span text:style-name="Class_20_Variables">CurrentArrayPointer</text:span> is the last array entry, goto step 11;</text:p>
        </text:list-item>
        <text:list-item>
          <text:p text:style-name="P55">move the <text:span text:style-name="Class_20_Variables">CurrentArrayPointer</text:span> to the next array element in <text:span text:style-name="Class_20_Variables">properties</text:span>;</text:p>
        </text:list-item>
        <text:list-item>
          <text:p text:style-name="P55">goto step 4;</text:p>
        </text:list-item>
        <text:list-item>
          <text:p text:style-name="P55">exit</text:p>
        </text:list-item>
      </text:list>
      <text:p text:style-name="Method_20_Body"/>
      <text:p text:style-name="P20">Implementation</text:p>
      <text:p text:style-name="Method_20_Body"/>
      <text:p text:style-name="Method_20_Code_20_Listing">/**</text:p>
      <text:p text:style-name="Method_20_Code_20_Listing"><text:s/>* setProperties</text:p>
      <text:p text:style-name="Method_20_Code_20_Listing"><text:s/>*</text:p>
      <text:p text:style-name="Method_20_Code_20_Listing"><text:s/>* Set property values from an associative array</text:p>
      <text:p text:style-name="Method_20_Code_20_Listing"><text:s/>* @param array $properties = array containing property names and values to set</text:p>
      <text:p text:style-name="Method_20_Code_20_Listing"><text:s/>* @param boolean $replace = (optional) replace existing values if true,</text:p>
      <text:p text:style-name="Method_20_Code_20_Listing"><text:s/>* <text:s text:c="37"/>don't if false (default = true)</text:p>
      <text:p text:style-name="Method_20_Code_20_Listing"><text:s/>* @throws \Library\Properties\Exception</text:p>
      <text:p text:style-name="Method_20_Code_20_Listing"><text:s/>*/</text:p>
      <text:p text:style-name="Method_20_Code_20_Listing">public function setProperties($properties, $replace=true)</text:p>
      <text:p text:style-name="Method_20_Code_20_Listing">{</text:p>
      <text:p text:style-name="Method_20_Code_20_Listing"><text:tab/>if ((! is_array($properties)) || (count($properties) == 0))</text:p>
      <text:p text:style-name="Method_20_Code_20_Listing"><text:tab/>{</text:p>
      <text:p text:style-name="Method_20_Code_20_Listing"><text:tab/><text:tab/>throw new Exception(Error::code('MissingPropertiesArray'));</text:p>
      <text:p text:style-name="Method_20_Code_20_Listing"><text:tab/>}</text:p>
      <text:p text:style-name="Method_20_Code_20_Listing"><text:tab/>foreach($properties as $name =&gt; $value)</text:p>
      <text:p text:style-name="Method_20_Code_20_Listing"><text:tab/>{</text:p>
      <text:p text:style-name="Method_20_Code_20_Listing"><text:tab/><text:tab/>$exists = $this-&gt;exists($name);</text:p>
      <text:p text:style-name="Method_20_Code_20_Listing"><text:tab/><text:tab/>if ((! $exists) || ($exists &amp;&amp; $replace))</text:p>
      <text:p text:style-name="Method_20_Code_20_Listing"><text:tab/><text:tab/>{</text:p>
      <text:p text:style-name="Method_20_Code_20_Listing"><text:tab/><text:tab/><text:tab/>$this-&gt;{$property} = $value;</text:p>
      <text:p text:style-name="Method_20_Code_20_Listing"><text:tab/><text:tab/>}</text:p>
      <text:p text:style-name="Method_20_Code_20_Listing"><text:tab/>}</text:p>
      <text:p text:style-name="Method_20_Code_20_Listing">}</text:p>
      <text:p text:style-name="Method_20_Body"/>
      <text:p text:style-name="Method_20_Body"/>
      <text:p text:style-name="P31">Narrative</text:p>
      <text:p text:style-name="Method_20_Body"/>
      <text:p text:style-name="Method_20_Body">The <text:span text:style-name="Class_20_Variables"><text:span text:style-name="T46">setProperties</text:span></text:span> method expects a single, mandatory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Properties</text:p>
          </table:table-cell>
          <table:table-cell table:style-name="Table6.B1" office:value-type="string">
            <text:p text:style-name="P2">Description</text:p>
          </table:table-cell>
        </table:table-row>
        <table:table-row>
          <table:table-cell table:style-name="Table6.A2" office:value-type="string">
            <text:p text:style-name="P4">$property</text:p>
          </table:table-cell>
          <table:table-cell table:style-name="Table6.B2" office:value-type="string">
            <text:p text:style-name="P7">an array containing the names and values of the properties (variables) to set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Properties</text:p>
          </table:table-cell>
          <table:table-cell table:style-name="Table7.B1" office:value-type="string">
            <text:p text:style-name="P2">Description</text:p>
          </table:table-cell>
        </table:table-row>
        <table:table-row>
          <table:table-cell table:style-name="Table7.A2" office:value-type="string">
            <text:p text:style-name="P4">$replace</text:p>
          </table:table-cell>
          <table:table-cell table:style-name="Table7.B2" office:value-type="string">
            <text:p text:style-name="P7">a boolean variable set to true to allow replacing an existing variable's value</text:p>
          </table:table-cell>
        </table:table-row>
      </table:table>
      <text:p text:style-name="Method_20_Body"/>
      <text:p text:style-name="Method_20_Body"><text:span text:style-name="T13">If </text:span><text:span text:style-name="Class_20_Variables"><text:span text:style-name="T20">$properties</text:span></text:span><text:span text:style-name="T13"> is not an array, or the array is empty, a </text:span><text:span text:style-name="Class_20_Variables"><text:span text:style-name="T19">Properties\Exception</text:span></text:span><text:span text:style-name="T13"> is thrown.</text:span></text:p>
      <text:p text:style-name="Method_20_Body"/>
      <text:p text:style-name="Method_20_Body">A control loop is entered;</text:p>
      <text:p text:style-name="Method_20_Body"/>
      <text:p text:style-name="P32"><text:span text:style-name="T13">The </text:span><text:span text:style-name="Class_20_Variables"><text:span text:style-name="T20">$properties</text:span></text:span><text:span text:style-name="T13"> array is iterated through, extracting </text:span><text:span text:style-name="Class_20_Variables"><text:span text:style-name="T19">$name</text:span></text:span><text:span text:style-name="T13"> and </text:span><text:span text:style-name="Class_20_Variables"><text:span text:style-name="T19">$value</text:span></text:span></text:p>
      <text:p text:style-name="P32"><text:span text:style-name="Class_20_Variables"><text:span text:style-name="T19"/></text:span></text:p>
      <text:list xml:id="list3769598854871271743" text:style-name="L10">
        <text:list-header>
          <text:p text:style-name="P56"><text:span text:style-name="T7">If </text:span><text:span text:style-name="Class_20_Variables"><text:span text:style-name="T22">$name</text:span></text:span><text:span text:style-name="T7"> exists as a class property, the value in </text:span><text:span text:style-name="Class_20_Variables"><text:span text:style-name="T22">$replace</text:span></text:span><text:span text:style-name="T7"> is checked:</text:span></text:p>
          <text:p text:style-name="P65"/>
          <text:p text:style-name="P64"><text:span text:style-name="T7">If </text:span><text:span text:style-name="Class_20_Variables"><text:span text:style-name="T22">$replace</text:span></text:span><text:span text:style-name="T8"> </text:span><text:span text:style-name="T7">is true, </text:span><text:span text:style-name="Class_20_Variables"><text:span text:style-name="T21">$value</text:span></text:span><text:span text:style-name="T7"> replaces the original value of the </text:span><text:span text:style-name="Class_20_Variables"><text:span text:style-name="T22">$name</text:span></text:span><text:span text:style-name="Class_20_Variables"><text:span text:style-name="T29"> class property</text:span></text:span><text:span text:style-name="T7">;</text:span></text:p>
          <text:p text:style-name="P65"/>
          <text:p text:style-name="P64"><text:span text:style-name="T7">Otherwise, </text:span><text:span text:style-name="Class_20_Variables"><text:span text:style-name="T21">$value</text:span></text:span><text:span text:style-name="T7"> is ignored.</text:span></text:p>
          <text:p text:style-name="P49"/>
          <text:p text:style-name="P56"><text:span text:style-name="T7">If </text:span><text:span text:style-name="Class_20_Variables"><text:span text:style-name="T22">$name</text:span></text:span><text:span text:style-name="T7"> does not exist as a class property, a new </text:span><text:span text:style-name="Class_20_Variables"><text:span text:style-name="T22">$name</text:span></text:span><text:span text:style-name="T7"> class property is created and </text:span><text:span text:style-name="Class_20_Variables"><text:span text:style-name="T22">$value</text:span></text:span><text:span text:style-name="T7"> is assigned to it.</text:span></text:p>
        </text:list-header>
      </text:list>
      <text:p text:style-name="Method_20_Body"/>
      <text:h text:style-name="P66" text:outline-level="5"><text:bookmark-start text:name="exists"/>exists<text:bookmark-end text:name="exists"/></text:h>
      <text:p text:style-name="Method_20_Body"/>
      <text:p text:style-name="Method_20_Body">Return true if the property is set, false if it does not exist.</text:p>
      <text:p text:style-name="Method_20_Body"/>
      <text:p text:style-name="P20">Algorithm</text:p>
      <text:list xml:id="list1544685172931082426" text:style-name="L11">
        <text:list-item>
          <text:p text:style-name="P57">Accept property as the name of the property to check for;</text:p>
        </text:list-item>
        <text:list-item>
          <text:p text:style-name="P57">Return result of testing if property exists.</text:p>
          <text:p text:style-name="P57"/>
        </text:list-item>
      </text:list>
      <text:p text:style-name="P20">Implementation</text:p>
      <text:p text:style-name="Method_20_Body"/>
      <text:p text:style-name="Method_20_Code_20_Listing">/**</text:p>
      <text:p text:style-name="Method_20_Code_20_Listing"><text:s/>* exists</text:p>
      <text:p text:style-name="Method_20_Code_20_Listing"><text:s/>*</text:p>
      <text:p text:style-name="Method_20_Code_20_Listing"><text:s/>* Return true if property is set, false if not</text:p>
      <text:p text:style-name="Method_20_Code_20_Listing"><text:s/>* @param string $property = name of property to test</text:p>
      <text:p text:style-name="Method_20_Code_20_Listing"><text:s/>* @return boolean $value = true if set, false if not</text:p>
      <text:p text:style-name="Method_20_Code_20_Listing"><text:s/>*/</text:p>
      <text:p text:style-name="Method_20_Code_20_Listing">public function exists($property)</text:p>
      <text:p text:style-name="Method_20_Code_20_Listing">{</text:p>
      <text:p text:style-name="Method_20_Code_20_Listing"><text:tab/>return property_exists($this, $property);</text:p>
      <text:p text:style-name="Method_20_Code_20_Listing">}</text:p>
      <text:p text:style-name="Method_20_Body"/>
      <text:p text:style-name="P20">Narrative</text:p>
      <text:p text:style-name="Method_20_Body"/>
      <text:p text:style-name="Method_20_Body">The <text:span text:style-name="Class_20_Variables"><text:span text:style-name="T46">exists</text:span></text:span> method expects a single, mandatory parameter:</text:p>
      <text:p text:style-name="Method_20_Body"/>
      <text:p text:style-name="Method_20_Indent"><text:span text:style-name="Class_20_Variables"><text:span text:style-name="T46">$property</text:span></text:span> = name of the property (variable) to test</text:p>
      <text:p text:style-name="Method_20_Body"/>
      <text:p text:style-name="Method_20_Body">The class instance (<text:span text:style-name="Class_20_Variables">$this</text:span>) and the <text:span text:style-name="Class_20_Variables">$property</text:span> parameter are passed to the <text:span text:style-name="T1">PHP property_exists</text:span> function and the result is returned.</text:p>
      <text:p text:style-name="Method_20_Body"/>
      <text:h text:style-name="P66" text:outline-level="5"><text:bookmark-start text:name="properties"/>properties<text:bookmark-end text:name="properties"/></text:h>
      <text:p text:style-name="Method_20_Body"/>
      <text:p text:style-name="Method_20_Body">Returns an associative array of property names and associated values.</text:p>
      <text:p text:style-name="Method_20_Body"/>
      <text:p text:style-name="P20">Algorithm</text:p>
      <text:list xml:id="list309800829266716185" text:style-name="L12">
        <text:list-item>
          <text:p text:style-name="P58">Create an array containing the name of each class property in the class name table;</text:p>
        </text:list-item>
        <text:list-item>
          <text:p text:style-name="P58">Return the array.</text:p>
          <text:p text:style-name="P58"/>
        </text:list-item>
      </text:list>
      <text:p text:style-name="P20">Implementation</text:p>
      <text:p text:style-name="Method_20_Body"/>
      <text:p text:style-name="Method_20_Code_20_Listing">/**</text:p>
      <text:p text:style-name="Method_20_Code_20_Listing"><text:s/>* properties</text:p>
      <text:p text:style-name="Method_20_Code_20_Listing"><text:s/>*</text:p>
      <text:p text:style-name="Method_20_Code_20_Listing"><text:s/>* <text:span text:style-name="T11">Returns an associative array of property names and associated values</text:span></text:p>
      <text:p text:style-name="Method_20_Code_20_Listing"><text:s/>* @return array $properties</text:p>
      <text:p text:style-name="Method_20_Code_20_Listing"><text:s/>*/</text:p>
      <text:p text:style-name="Method_20_Code_20_Listing">public function properties()</text:p>
      <text:p text:style-name="Method_20_Code_20_Listing">{</text:p>
      <text:p text:style-name="Method_20_Code_20_Listing"><text:tab/>return get_object_vars($this);</text:p>
      <text:p text:style-name="Method_20_Code_20_Listing">}</text:p>
      <text:p text:style-name="Method_20_Body"/>
      <text:p text:style-name="P20">Narrative</text:p>
      <text:p text:style-name="Method_20_Body"/>
      <text:p text:style-name="Method_20_Body">The current class instance (<text:span text:style-name="Class_20_Variables"><text:span text:style-name="T43">$this</text:span></text:span>) is passed to the <text:span text:style-name="T1">PHP get_object_vars</text:span> and the resultant array is returned.</text:p>
      <text:p text:style-name="Method_20_Body"/>
      <text:h text:style-name="P66" text:outline-level="5"><text:bookmark-start text:name="offsetSet"/>offsetSet<text:bookmark-end text:name="offsetSet"/></text:h>
      <text:p text:style-name="Method_20_Body"/>
      <text:p text:style-name="Method_20_Body">Set the value at the indicated offset.</text:p>
      <text:p text:style-name="Method_20_Body"/>
      <text:p text:style-name="P20">Algorithm</text:p>
      <text:list xml:id="list7717732816581281822" text:style-name="L13">
        <text:list-item>
          <text:p text:style-name="P59">Accept a parameter <text:span text:style-name="Class_20_Variables">$offset</text:span> as the property name;</text:p>
        </text:list-item>
        <text:list-item>
          <text:p text:style-name="P59">Accept the parameter <text:span text:style-name="Class_20_Variables">$value</text:span> as the value to assign to the property named <text:span text:style-name="Class_20_Variables">$offset</text:span><text:span text:style-name="Class_20_Variables"><text:span text:style-name="T32">;</text:span></text:span></text:p>
        </text:list-item>
        <text:list-item>
          <text:p text:style-name="P59"><text:span text:style-name="Class_20_Variables"><text:span text:style-name="T32">Set the property with the </text:span></text:span><text:span text:style-name="Class_20_Variables"><text:span text:style-name="T49">$offset</text:span></text:span><text:span text:style-name="Class_20_Variables"><text:span text:style-name="T32"> parameter name to the </text:span></text:span><text:span text:style-name="Class_20_Variables"><text:span text:style-name="T49">$value</text:span></text:span><text:span text:style-name="Class_20_Variables"><text:span text:style-name="T32"> parameter.</text:span></text:span></text:p>
        </text:list-item>
      </text:list>
      <text:p text:style-name="P36"/>
      <text:p text:style-name="P37">Implementation</text:p>
      <text:p text:style-name="P36"/>
      <text:p text:style-name="Method_20_Code_20_Listing">/**</text:p>
      <text:p text:style-name="Method_20_Code_20_Listing"><text:s/>* offsetSet</text:p>
      <text:p text:style-name="Method_20_Code_20_Listing"><text:s/>*</text:p>
      <text:p text:style-name="Method_20_Code_20_Listing"><text:s/>* Set the value at the indicated offset</text:p>
      <text:p text:style-name="Method_20_Code_20_Listing"><text:s/>* @param mixed $offset = offset to the entry (property name)</text:p>
      <text:p text:style-name="Method_20_Code_20_Listing"><text:s/>* @param mixed $value = value of property</text:p>
      <text:p text:style-name="Method_20_Code_20_Listing"><text:s/>*/</text:p>
      <text:p text:style-name="Method_20_Code_20_Listing">public function offsetSet($offset, $value)</text:p>
      <text:p text:style-name="Method_20_Code_20_Listing">{</text:p>
      <text:p text:style-name="Method_20_Code_20_Listing"><text:tab/>$this-&gt;{$offset} = $value;</text:p>
      <text:p text:style-name="Method_20_Code_20_Listing">}</text:p>
      <text:p text:style-name="Method_20_Body"/>
      <text:p text:style-name="P20">Narrative</text:p>
      <text:p text:style-name="Method_20_Body"/>
      <text:p text:style-name="Method_20_Body"><text:span text:style-name="T39">The </text:span><text:span text:style-name="T40">offsetSet</text:span><text:span text:style-name="T39"> method expects 2 mandatory parameters:</text:span>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>Properties</text:p>
          </table:table-cell>
          <table:table-cell table:style-name="Table8.B1" office:value-type="string">
            <text:p text:style-name="P2">Description</text:p>
          </table:table-cell>
        </table:table-row>
        <table:table-row>
          <table:table-cell table:style-name="Table8.A2" office:value-type="string">
            <text:p text:style-name="P4">$offset</text:p>
          </table:table-cell>
          <table:table-cell table:style-name="Table8.B2" office:value-type="string">
            <text:p text:style-name="P7">name of the property (variable) to assign the value to</text:p>
          </table:table-cell>
        </table:table-row>
        <table:table-row>
          <table:table-cell table:style-name="Table8.A2" office:value-type="string">
            <text:p text:style-name="P4">$value</text:p>
          </table:table-cell>
          <table:table-cell table:style-name="Table8.B2" office:value-type="string">
            <text:p text:style-name="P7">value to assign to <text:span text:style-name="Class_20_Variables"><text:span text:style-name="T45">$property</text:span></text:span></text:p>
          </table:table-cell>
        </table:table-row>
      </table:table>
      <text:p text:style-name="Method_20_Body"/>
      <text:p text:style-name="Method_20_Indent"><text:span text:style-name="Class_20_Variables"><text:span text:style-name="T20">$offset</text:span></text:span><text:span text:style-name="T39"> <text:s/>= name of the property (variable) to assign the value to</text:span></text:p>
      <text:p text:style-name="Method_20_Indent"><text:span text:style-name="Class_20_Variables"><text:span text:style-name="T20">$value</text:span></text:span><text:span text:style-name="T41"> </text:span><text:span text:style-name="T39"><text:s text:c="2"/>= value to assign to </text:span><text:span text:style-name="Class_20_Variables"><text:span text:style-name="T20">$property</text:span></text:span></text:p>
      <text:p text:style-name="Method_20_Body"/>
      <text:p text:style-name="Method_20_Body"><text:span text:style-name="T39">The property with a name matching the </text:span><text:span text:style-name="Class_20_Variables"><text:span text:style-name="T24">$offset</text:span></text:span><text:span text:style-name="T39"> parameter is set the </text:span><text:span text:style-name="Class_20_Variables"><text:span text:style-name="T24">$value</text:span></text:span><text:span text:style-name="T39"> parameter.</text:span></text:p>
      <text:p text:style-name="Method_20_Body"/>
      <text:h text:style-name="P66" text:outline-level="5"><text:bookmark-start text:name="offsetGet"/>offsetGet<text:bookmark-end text:name="offsetGet"/></text:h>
      <text:p text:style-name="Method_20_Body"/>
      <text:p text:style-name="Method_20_Body">Get the value at the indicated offset, if it exists.</text:p>
      <text:p text:style-name="Method_20_Body"/>
      <text:p text:style-name="P20">Algorithm</text:p>
      <text:list xml:id="list9206780885297097160" text:style-name="L14">
        <text:list-item>
          <text:p text:style-name="P60">Accept the parameter offset as the name of the property to fetch;</text:p>
        </text:list-item>
        <text:list-item>
          <text:p text:style-name="P60">Return the value in the property with the <text:span text:style-name="Class_20_Variables">offset</text:span> parameter for a name, or null if it does not exist.</text:p>
        </text:list-item>
      </text:list>
      <text:p text:style-name="P19"/>
      <text:p text:style-name="P20">Implementation</text:p>
      <text:p text:style-name="Method_20_Body"/>
      <text:p text:style-name="Method_20_Code_20_Listing">/**</text:p>
      <text:p text:style-name="Method_20_Code_20_Listing"><text:s/>* offsetGet</text:p>
      <text:p text:style-name="Method_20_Code_20_Listing"><text:s/>*</text:p>
      <text:p text:style-name="Method_20_Code_20_Listing"><text:s/>* Get the value at the indicated offset</text:p>
      <text:p text:style-name="Method_20_Code_20_Listing"><text:s/>* @param mixed $offset = offset to the entry (property name)</text:p>
      <text:p text:style-name="Method_20_Code_20_Listing"><text:s/>* @returns mixed $value = value of property, null if not found</text:p>
      <text:p text:style-name="Method_20_Code_20_Listing"><text:s/>*/</text:p>
      <text:p text:style-name="Method_20_Code_20_Listing">public function offsetGet($offset)</text:p>
      <text:p text:style-name="Method_20_Code_20_Listing">{</text:p>
      <text:p text:style-name="Method_20_Code_20_Listing"><text:tab/>return $this-&gt;__get($offset);</text:p>
      <text:p text:style-name="Method_20_Code_20_Listing">}</text:p>
      <text:p text:style-name="Method_20_Body"/>
      <text:p text:style-name="P20">Narrative</text:p>
      <text:p text:style-name="Method_20_Body"/>
      <text:p text:style-name="Method_20_Body"><text:span text:style-name="T39">The </text:span><text:span text:style-name="Class_20_Variables"><text:span text:style-name="T23">offsetGet</text:span></text:span><text:span text:style-name="T39"> method expects 1 mandatory parameter:</text:span>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">Properties</text:p>
          </table:table-cell>
          <table:table-cell table:style-name="Table9.B1" office:value-type="string">
            <text:p text:style-name="P2">Description</text:p>
          </table:table-cell>
        </table:table-row>
        <table:table-row>
          <table:table-cell table:style-name="Table9.A2" office:value-type="string">
            <text:p text:style-name="P4">$offset</text:p>
          </table:table-cell>
          <table:table-cell table:style-name="Table9.B2" office:value-type="string">
            <text:p text:style-name="P7">name of the property (variable) to query</text:p>
          </table:table-cell>
        </table:table-row>
      </table:table>
      <text:p text:style-name="P21"/>
      <text:p text:style-name="Method_20_Body"><text:span text:style-name="T4">The </text:span><text:span text:style-name="Class_20_Variables"><text:span text:style-name="T15">__get</text:span></text:span><text:span text:style-name="Class_20_Variables"><text:span text:style-name="T5"> </text:span></text:span><text:span text:style-name="Class_20_Variables"><text:span text:style-name="T3">class </text:span></text:span><text:span text:style-name="T4">method to get the value to return (</text:span><text:span text:style-name="Class_20_Variables"><text:span text:style-name="T16">null</text:span></text:span><text:span text:style-name="T4">, if the property does not exist).</text:span></text:p>
      <text:p text:style-name="Method_20_Body"/>
      <text:h text:style-name="P66" text:outline-level="5"><text:bookmark-start text:name="offsetExists"/>offsetExists<text:bookmark-end text:name="offsetExists"/></text:h>
      <text:p text:style-name="Method_20_Body"/>
      <text:p text:style-name="Method_20_Body">Returns true if the offset exists, false if it does not.</text:p>
      <text:p text:style-name="Method_20_Body"/>
      <text:p text:style-name="P20">Algorithm</text:p>
      <text:list xml:id="list3888275404185247092" text:style-name="L15">
        <text:list-item>
          <text:p text:style-name="P62">Accept the parameter <text:span text:style-name="Class_20_Variables">offset</text:span> as the name of the property to fetch;</text:p>
        </text:list-item>
        <text:list-item>
          <text:p text:style-name="P62">Pass <text:span text:style-name="Class_20_Variables">offset</text:span> to the <text:span text:style-name="Class_20_Variables">exists</text:span> class method and return the result.</text:p>
          <text:p text:style-name="P62"/>
        </text:list-item>
      </text:list>
      <text:p text:style-name="P20">Implementation</text:p>
      <text:p text:style-name="Method_20_Body"/>
      <text:p text:style-name="Method_20_Code_20_Listing">/**</text:p>
      <text:p text:style-name="Method_20_Code_20_Listing"><text:s/>* offsetExists</text:p>
      <text:p text:style-name="Method_20_Code_20_Listing"><text:s/>*</text:p>
      <text:p text:style-name="Method_20_Code_20_Listing"><text:s/>* Returns true if the offset exists, false if not</text:p>
      <text:p text:style-name="Method_20_Code_20_Listing"><text:s/>* @param mixed $offset = offset (property) to test for existence</text:p>
      <text:p text:style-name="Method_20_Code_20_Listing"><text:s/>*/</text:p>
      <text:p text:style-name="Method_20_Code_20_Listing">public function offsetExists($offset)</text:p>
      <text:p text:style-name="Method_20_Code_20_Listing">{</text:p>
      <text:p text:style-name="Method_20_Code_20_Listing"><text:tab/>return $this-&gt;exists($offset);</text:p>
      <text:p text:style-name="Method_20_Code_20_Listing">}</text:p>
      <text:p text:style-name="Method_20_Body"/>
      <text:p text:style-name="P20">Narrative</text:p>
      <text:p text:style-name="Method_20_Body"/>
      <text:p text:style-name="P14"><text:span text:style-name="T13">The </text:span><text:span text:style-name="Class_20_Variables"><text:span text:style-name="T12">offsetExists</text:span></text:span><text:span text:style-name="T13"> method expects 1 mandatory parameter:</text:span>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">Properties</text:p>
          </table:table-cell>
          <table:table-cell table:style-name="Table10.B1" office:value-type="string">
            <text:p text:style-name="P2">Description</text:p>
          </table:table-cell>
        </table:table-row>
        <table:table-row>
          <table:table-cell table:style-name="Table10.A2" office:value-type="string">
            <text:p text:style-name="P4">$offset</text:p>
          </table:table-cell>
          <table:table-cell table:style-name="Table10.B2" office:value-type="string">
            <text:p text:style-name="P7">name of the property (variable) to check</text:p>
          </table:table-cell>
        </table:table-row>
      </table:table>
      <text:p text:style-name="P14"/>
      <text:p text:style-name="P14"><text:span text:style-name="T13">The </text:span><text:span text:style-name="Class_20_Variables"><text:span text:style-name="T19">$offset</text:span></text:span><text:span text:style-name="T13"> parameter is passed to the </text:span><text:span text:style-name="Class_20_Variables"><text:span text:style-name="T12">exists</text:span></text:span><text:span text:style-name="T13"> class method and the result is returned.</text:span></text:p>
      <text:p text:style-name="P14"/>
      <text:p text:style-name="P15"/>
      <text:p text:style-name="P14"/>
      <text:h text:style-name="P66" text:outline-level="5"><text:bookmark-start text:name="offsetUnset"/>offsetUnset<text:bookmark-end text:name="offsetUnset"/></text:h>
      <text:p text:style-name="P14"/>
      <text:p text:style-name="P14">Unset (delete) the property value at the specified offset, if it exists.</text:p>
      <text:p text:style-name="P14"/>
      <text:p text:style-name="P17">Algorithm</text:p>
      <text:list xml:id="list2599582274890472560" text:style-name="L16">
        <text:list-item>
          <text:p text:style-name="P63">Accept the parameter <text:span text:style-name="Class_20_Variables">offset</text:span> as the name of the property to fetch;</text:p>
        </text:list-item>
        <text:list-item>
          <text:p text:style-name="P63">Pass <text:span text:style-name="Class_20_Variables">offset</text:span> to the <text:span text:style-name="Class_20_Variables">delete</text:span> class method.</text:p>
          <text:p text:style-name="P63"/>
        </text:list-item>
      </text:list>
      <text:p text:style-name="P17">Implementation</text:p>
      <text:p text:style-name="P14"/>
      <text:p text:style-name="Method_20_Code_20_Listing">/**</text:p>
      <text:p text:style-name="Method_20_Code_20_Listing"><text:s/>* offsetUnset</text:p>
      <text:p text:style-name="Method_20_Code_20_Listing"><text:s/>*</text:p>
      <text:p text:style-name="Method_20_Code_20_Listing"><text:s/>* Unset the provided offset</text:p>
      <text:p text:style-name="Method_20_Code_20_Listing"><text:s/>* @param mixed $offset = offset to unset</text:p>
      <text:p text:style-name="Method_20_Code_20_Listing"><text:s/>*/</text:p>
      <text:p text:style-name="Method_20_Code_20_Listing">public function offsetUnset($offset)</text:p>
      <text:p text:style-name="Method_20_Code_20_Listing">{</text:p>
      <text:p text:style-name="Method_20_Code_20_Listing"><text:tab/>$this-&gt;delete($offset);</text:p>
      <text:p text:style-name="Method_20_Code_20_Listing">}</text:p>
      <text:p text:style-name="P14"/>
      <text:p text:style-name="P14"><text:span text:style-name="T13">The </text:span><text:span text:style-name="Class_20_Variables"><text:span text:style-name="T12">offsetUnset</text:span></text:span><text:span text:style-name="T13"> method expects 1 mandatory parameter:</text:span>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">Properties</text:p>
          </table:table-cell>
          <table:table-cell table:style-name="Table11.B1" office:value-type="string">
            <text:p text:style-name="P2">Description</text:p>
          </table:table-cell>
        </table:table-row>
        <table:table-row>
          <table:table-cell table:style-name="Table11.A2" office:value-type="string">
            <text:p text:style-name="P4">$offset</text:p>
          </table:table-cell>
          <table:table-cell table:style-name="Table11.B2" office:value-type="string">
            <text:p text:style-name="P7">name of the property (variable) to delete</text:p>
          </table:table-cell>
        </table:table-row>
      </table:table>
      <text:p text:style-name="P14"/>
      <text:p text:style-name="P14"><text:span text:style-name="T13">The </text:span><text:span text:style-name="Class_20_Variables"><text:span text:style-name="T19">$offset</text:span></text:span><text:span text:style-name="T13"> parameter is passed to the </text:span><text:span text:style-name="Class_20_Variables"><text:span text:style-name="T12">delete</text:span></text:span><text:span text:style-name="Class_20_Variables"><text:span text:style-name="T19"> </text:span></text:span><text:span text:style-name="T13">class method.</text:span></text:p>
      <text:p text:style-name="P15"/>
      <text:p text:style-name="P15"/>
      <text:p text:style-name="P15"/>
      <text:p text:style-name="P15"/>
      <text:p text:style-name="P15"/>
      <text:h text:style-name="P40" text:outline-level="3">Source Listing</text:h>
      <text:p text:style-name="P13"/>
      <text:p text:style-name="P38">&lt;?php</text:p>
      <text:p text:style-name="P38">namespace Library;</text:p>
      <text:p text:style-name="P38">use Library\Error;</text:p>
      <text:p text:style-name="P38"/>
      <text:p text:style-name="P38">/*</text:p>
      <text:p text:style-name="P38"><text:s/>*<text:tab/><text:tab/>Library\Properties is copyright © 2012. EarthWalk Software.</text:p>
      <text:p text:style-name="P38"><text:s/>* <text:tab/><text:tab/>Licensed under the Academic Free License version 3.0</text:p>
      <text:p text:style-name="P38"><text:s/>* <text:tab/><text:tab/>Refer to the file named License.txt provided with the source, </text:p>
      <text:p text:style-name="P38"><text:s/>* <text:tab/><text:tab/> <text:s text:c="2"/>or from http://opensource.org/licenses/academic.php</text:p>
      <text:p text:style-name="P38">*/</text:p>
      <text:p text:style-name="P38">/**</text:p>
      <text:p text:style-name="P38"><text:s/>* Library\Properties.</text:p>
      <text:p text:style-name="P38"><text:s/>*</text:p>
      <text:p text:style-name="P38"><text:s/>* General purpose properties class.</text:p>
      <text:p text:style-name="P38"><text:s/>* <text:span text:style-name="T1">@author</text:span> Jay Wheeler</text:p>
      <text:p text:style-name="P38"><text:s/>* <text:span text:style-name="T1">@version</text:span> 1.0</text:p>
      <text:p text:style-name="P38"><text:s/>* <text:span text:style-name="T1">@copyright</text:span> © 2012 EarthWalk Software.</text:p>
      <text:p text:style-name="P38"><text:s/>* <text:span text:style-name="T1">@license</text:span> Licensed under the Academic Free License version 3.0</text:p>
      <text:p text:style-name="P38"><text:s/>* <text:span text:style-name="T1">@package</text:span> Library</text:p>
      <text:p text:style-name="P38"><text:s/>* <text:span text:style-name="T1">@subpackage</text:span> Properties</text:p>
      <text:p text:style-name="P38"><text:s/>*/</text:p>
      <text:p text:style-name="P38">class Properties implements \Countable, \ArrayAccess</text:p>
      <text:p text:style-name="P38">{</text:p>
      <text:p text:style-name="P38"><text:tab/>/**</text:p>
      <text:p text:style-name="P38"><text:tab/> * __construct</text:p>
      <text:p text:style-name="P38"><text:tab/> *</text:p>
      <text:p text:style-name="P38"><text:tab/> * Class constructor</text:p>
      <text:p text:style-name="P38"><text:tab/> * <text:span text:style-name="T1">@param</text:span> array|object $properties = (optional) properties to initialize</text:p>
      <text:p text:style-name="P38"><text:tab/> */</text:p>
      <text:p text:style-name="P38"><text:tab/>public function __construct($properties=null)</text:p>
      <text:p text:style-name="P38"><text:tab/>{</text:p>
      <text:p text:style-name="P38"><text:tab/><text:tab/>if ($properties)</text:p>
      <text:p text:style-name="P38"><text:tab/><text:tab/>{</text:p>
      <text:p text:style-name="P38"><text:tab/><text:tab/><text:tab/>if (is_object($properties) &amp;&amp; </text:p>
      <text:p text:style-name="P11"><text:tab/><text:tab/><text:tab/> <text:s text:c="5"/>($properties instanceof Library\Properties))</text:p>
      <text:p text:style-name="P38"><text:tab/><text:tab/><text:tab/>{</text:p>
      <text:p text:style-name="P38"><text:tab/><text:tab/><text:tab/><text:tab/>$properties = $properties-&gt;properties();</text:p>
      <text:p text:style-name="P38"><text:tab/><text:tab/><text:tab/>}</text:p>
      <text:p text:style-name="P38"><text:tab/><text:tab/><text:tab/>elseif (! is_array($properties))</text:p>
      <text:p text:style-name="P38"><text:tab/><text:tab/><text:tab/>{</text:p>
      <text:p text:style-name="P38"><text:tab/><text:tab/><text:tab/><text:tab/>if (is_object($properties))</text:p>
      <text:p text:style-name="P38"><text:tab/><text:tab/><text:tab/><text:tab/>{</text:p>
      <text:p text:style-name="P38"><text:tab/><text:tab/><text:tab/><text:tab/><text:tab/>$properties = (array)$properties;</text:p>
      <text:p text:style-name="P38"><text:tab/><text:tab/><text:tab/><text:tab/>}</text:p>
      <text:p text:style-name="P38"><text:tab/><text:tab/><text:tab/><text:tab/>else</text:p>
      <text:p text:style-name="P38"><text:tab/><text:tab/><text:tab/><text:tab/>{</text:p>
      <text:p text:style-name="P38"><text:tab/><text:tab/><text:tab/><text:tab/><text:tab/>$properties = array('default' =&gt; $properties);</text:p>
      <text:p text:style-name="P38"><text:tab/><text:tab/><text:tab/><text:tab/>}</text:p>
      <text:p text:style-name="P38"><text:tab/><text:tab/><text:tab/>}</text:p>
      <text:p text:style-name="P38"/>
      <text:p text:style-name="P38"><text:tab/><text:tab/><text:tab/>$this-&gt;setProperties($properties);</text:p>
      <text:p text:style-name="P38"><text:tab/><text:tab/>}</text:p>
      <text:p text:style-name="P38"><text:tab/>}</text:p>
      <text:p text:style-name="P38"/>
      <text:p text:style-name="P38"/>
      <text:p text:style-name="P30"><text:tab/>/**</text:p>
      <text:p text:style-name="P38"><text:tab/> * __destruct</text:p>
      <text:p text:style-name="P38"><text:tab/> *</text:p>
      <text:p text:style-name="P38"><text:tab/> * Class destructor</text:p>
      <text:p text:style-name="P38"><text:tab/> */</text:p>
      <text:p text:style-name="P38"><text:tab/>public function __destruct()</text:p>
      <text:p text:style-name="P38"><text:tab/>{</text:p>
      <text:p text:style-name="P38"><text:tab/>}</text:p>
      <text:p text:style-name="P38"/>
      <text:p text:style-name="P38"><text:tab/>/**</text:p>
      <text:p text:style-name="P38"><text:tab/> * __toString</text:p>
      <text:p text:style-name="P38"><text:tab/> *</text:p>
      <text:p text:style-name="P38"><text:tab/> * Print list of properties and settings</text:p>
      <text:p text:style-name="P38"><text:tab/> * <text:span text:style-name="T1">@return</text:span> string $buffer</text:p>
      <text:p text:style-name="P38"><text:tab/> */</text:p>
      <text:p text:style-name="P38"><text:tab/>public function __toString()</text:p>
      <text:p text:style-name="P38"><text:tab/>{</text:p>
      <text:p text:style-name="P38"><text:tab/><text:tab/>return \Library\PrintU\FormatArray::format(get_object_vars($this), </text:p>
      <text:p text:style-name="P38"><text:tab/><text:tab/><text:tab/><text:tab/><text:tab/><text:tab/><text:tab/><text:tab/> <text:s text:c="3"/>null,</text:p>
      <text:p text:style-name="P38"><text:tab/><text:tab/><text:tab/><text:tab/><text:tab/><text:tab/><text:tab/><text:tab/> <text:s text:c="3"/>false,</text:p>
      <text:p text:style-name="P38"><text:tab/><text:tab/><text:tab/><text:tab/><text:tab/><text:tab/><text:tab/><text:tab/> <text:s text:c="3"/>false);</text:p>
      <text:p text:style-name="P38"><text:tab/>}</text:p>
      <text:p text:style-name="P38"/>
      <text:p text:style-name="P38"><text:tab/>/**</text:p>
      <text:p text:style-name="P38"><text:tab/> * __get</text:p>
      <text:p text:style-name="P38"><text:tab/> * </text:p>
      <text:p text:style-name="P38"><text:tab/> * Magic function to get a property, if it exists, null if not</text:p>
      <text:p text:style-name="P38"><text:tab/> * <text:span text:style-name="T1">@param</text:span> string $property = name of the property to get</text:p>
      <text:p text:style-name="P38"><text:tab/> * <text:span text:style-name="T1">@return</text:span> mixed $value = value of the property, null if it does not exist</text:p>
      <text:p text:style-name="P38"><text:tab/> */</text:p>
      <text:p text:style-name="P38"><text:tab/>public function __get($property)</text:p>
      <text:p text:style-name="P38"><text:tab/>{</text:p>
      <text:p text:style-name="P38"><text:tab/><text:tab/>if ($this-&gt;exists($property))</text:p>
      <text:p text:style-name="P38"><text:tab/><text:tab/>{</text:p>
      <text:p text:style-name="P38"><text:tab/><text:tab/><text:tab/>return $this-&gt;{$property};</text:p>
      <text:p text:style-name="P38"><text:tab/><text:tab/>}</text:p>
      <text:p text:style-name="P38"/>
      <text:p text:style-name="P38"><text:tab/><text:tab/>return null;</text:p>
      <text:p text:style-name="P38"><text:tab/>}</text:p>
      <text:p text:style-name="P38"/>
      <text:p text:style-name="P38"><text:tab/>/**</text:p>
      <text:p text:style-name="P38"><text:tab/> * __set</text:p>
      <text:p text:style-name="P38"><text:tab/> * </text:p>
      <text:p text:style-name="P38"><text:tab/> * Magic function to dynamically set a property to a given value</text:p>
      <text:p text:style-name="P38"><text:tab/> * <text:span text:style-name="T1">@param</text:span> string $property = name of the property to set</text:p>
      <text:p text:style-name="P38"><text:tab/> * <text:span text:style-name="T1">@param</text:span> mixed $value = value to set property to</text:p>
      <text:p text:style-name="P38"><text:tab/> */</text:p>
      <text:p text:style-name="P38"><text:tab/>public function __set($property, $value)</text:p>
      <text:p text:style-name="P38"><text:tab/>{</text:p>
      <text:p text:style-name="P38"><text:tab/><text:tab/>$this-&gt;{$property} = $value;</text:p>
      <text:p text:style-name="P38"><text:tab/>}</text:p>
      <text:p text:style-name="P38"/>
      <text:p text:style-name="P38"/>
      <text:p text:style-name="P30"><text:tab/>/**</text:p>
      <text:p text:style-name="P38"><text:tab/> * count.</text:p>
      <text:p text:style-name="P38"><text:tab/> *</text:p>
      <text:p text:style-name="P38"><text:tab/> * returns the number of elements in the stack</text:p>
      <text:p text:style-name="P38"><text:tab/> * <text:span text:style-name="T1">@return</text:span> integer $count = number of elements in the stack</text:p>
      <text:p text:style-name="P38"><text:tab/> */</text:p>
      <text:p text:style-name="P38"><text:tab/>public function count()</text:p>
      <text:p text:style-name="P38"><text:tab/>{</text:p>
      <text:p text:style-name="P38"><text:tab/><text:tab/>return count(get_object_vars($this));</text:p>
      <text:p text:style-name="P38"><text:tab/>}</text:p>
      <text:p text:style-name="P38"><text:tab/></text:p>
      <text:p text:style-name="P38"><text:tab/>/**</text:p>
      <text:p text:style-name="P38"><text:tab/> * deleteAll</text:p>
      <text:p text:style-name="P38"><text:tab/> *</text:p>
      <text:p text:style-name="P38"><text:tab/> * unset all of the property names</text:p>
      <text:p text:style-name="P38"><text:tab/> */</text:p>
      <text:p text:style-name="P38"><text:tab/>public function deleteAll()</text:p>
      <text:p text:style-name="P38"><text:tab/>{</text:p>
      <text:p text:style-name="P38"><text:tab/><text:tab/>$vars = get_object_vars($this);</text:p>
      <text:p text:style-name="P38"><text:tab/><text:tab/>foreach($vars as $name =&gt; $value)</text:p>
      <text:p text:style-name="P38"><text:tab/><text:tab/>{</text:p>
      <text:p text:style-name="P38"><text:tab/><text:tab/><text:tab/>$this-&gt;delete($name);</text:p>
      <text:p text:style-name="P38"><text:tab/><text:tab/>}</text:p>
      <text:p text:style-name="P38"><text:tab/>}</text:p>
      <text:p text:style-name="P38"/>
      <text:p text:style-name="P38"><text:tab/>/**</text:p>
      <text:p text:style-name="P38"><text:tab/> * delete</text:p>
      <text:p text:style-name="P38"><text:tab/> *</text:p>
      <text:p text:style-name="P38"><text:tab/> * unset the property</text:p>
      <text:p text:style-name="P38"><text:tab/> * <text:span text:style-name="T1">@param</text:span> $property = name of the property to unset</text:p>
      <text:p text:style-name="P38"><text:tab/> */</text:p>
      <text:p text:style-name="P38"><text:tab/>public function delete($property)</text:p>
      <text:p text:style-name="P38"><text:tab/>{</text:p>
      <text:p text:style-name="P38"><text:tab/><text:tab/>if ($this-&gt;exists($property))</text:p>
      <text:p text:style-name="P38"><text:tab/><text:tab/>{</text:p>
      <text:p text:style-name="P38"><text:tab/><text:tab/><text:tab/>unset($this-&gt;{$property});</text:p>
      <text:p text:style-name="P38"><text:tab/><text:tab/>}</text:p>
      <text:p text:style-name="P38"><text:tab/>}</text:p>
      <text:p text:style-name="P38"/>
      <text:p text:style-name="P38"><text:tab/>/**</text:p>
      <text:p text:style-name="P38"><text:tab/> * unsetProperties</text:p>
      <text:p text:style-name="P38"><text:tab/> *</text:p>
      <text:p text:style-name="P38"><text:tab/> * Unset property values from an array of property names</text:p>
      <text:p text:style-name="P38"><text:tab/> * <text:span text:style-name="T1">@param</text:span> array $properties = array containing property names to unset</text:p>
      <text:p text:style-name="P38"><text:tab/> * <text:span text:style-name="T1">@throws</text:span> \Library\Properties\Exception</text:p>
      <text:p text:style-name="P38"><text:tab/> */</text:p>
      <text:p text:style-name="P38"><text:tab/>public function unsetProperties($properties)</text:p>
      <text:p text:style-name="P38"><text:tab/>{</text:p>
      <text:p text:style-name="P38"><text:tab/><text:tab/>if ((! is_array($properties)) || (count($properties) == 0))</text:p>
      <text:p text:style-name="P38"><text:tab/><text:tab/>{</text:p>
      <text:p text:style-name="P38"><text:tab/><text:tab/><text:tab/>throw new Exception(Error::code('MissingPropertiesArray'));</text:p>
      <text:p text:style-name="P38"><text:tab/><text:tab/>}</text:p>
      <text:p text:style-name="P38"/>
      <text:p text:style-name="P38"><text:tab/><text:tab/>foreach($properties as $index =&gt; $property)</text:p>
      <text:p text:style-name="P38"><text:tab/><text:tab/>{</text:p>
      <text:p text:style-name="P38"><text:tab/><text:tab/><text:tab/>$this-&gt;delete($property);</text:p>
      <text:p text:style-name="P38"><text:tab/><text:tab/>}</text:p>
      <text:p text:style-name="P38"><text:tab/>}</text:p>
      <text:p text:style-name="P38"/>
      <text:p text:style-name="P38"/>
      <text:p text:style-name="P30"><text:tab/>/**</text:p>
      <text:p text:style-name="P38"><text:tab/> * setProperties</text:p>
      <text:p text:style-name="P38"><text:tab/> *</text:p>
      <text:p text:style-name="P38"><text:tab/> * Set property values from an associative array</text:p>
      <text:p text:style-name="P38"><text:tab/> * <text:span text:style-name="T1">@param</text:span> array $properties = array containing property names and values to set</text:p>
      <text:p text:style-name="P39"><text:tab/> * <text:span text:style-name="T1">@param</text:span> boolean $replace = (optional) replace existing values if true, </text:p>
      <text:p text:style-name="P39"><text:tab/> * <text:s text:c="37"/>don't if false (default = true)</text:p>
      <text:p text:style-name="P38"><text:tab/> * <text:span text:style-name="T1">@throws</text:span> \Library\Properties\Exception</text:p>
      <text:p text:style-name="P38"><text:tab/> */</text:p>
      <text:p text:style-name="P38"><text:tab/>public function setProperties($properties, $replace=true)</text:p>
      <text:p text:style-name="P38"><text:tab/>{</text:p>
      <text:p text:style-name="P38"><text:tab/><text:tab/>if ((! is_array($properties)) || (count($properties) == 0))</text:p>
      <text:p text:style-name="P38"><text:tab/><text:tab/>{</text:p>
      <text:p text:style-name="P38"><text:tab/><text:tab/><text:tab/>throw new Exception(Error::code('MissingPropertiesArray'));</text:p>
      <text:p text:style-name="P38"><text:tab/><text:tab/>}</text:p>
      <text:p text:style-name="P38"/>
      <text:p text:style-name="P38"><text:tab/><text:tab/>foreach($properties as $name =&gt; $value)</text:p>
      <text:p text:style-name="P38"><text:tab/><text:tab/>{</text:p>
      <text:p text:style-name="P38"><text:tab/><text:tab/><text:tab/>if ((! $exists = $this-&gt;exists($name)) || ($exists &amp;&amp; $replace))</text:p>
      <text:p text:style-name="P38"><text:tab/><text:tab/><text:tab/>{</text:p>
      <text:p text:style-name="P38"><text:tab/><text:tab/><text:tab/><text:tab/>$this-&gt;{$name} = $value;</text:p>
      <text:p text:style-name="P38"><text:tab/><text:tab/><text:tab/>}</text:p>
      <text:p text:style-name="P38"><text:tab/><text:tab/>}</text:p>
      <text:p text:style-name="P38"><text:tab/>}</text:p>
      <text:p text:style-name="P38"/>
      <text:p text:style-name="P38"><text:tab/>/**</text:p>
      <text:p text:style-name="P38"><text:tab/> * exists</text:p>
      <text:p text:style-name="P38"><text:tab/> *</text:p>
      <text:p text:style-name="P38"><text:tab/> * Return true if property is set, false if not</text:p>
      <text:p text:style-name="P38"><text:tab/> * <text:span text:style-name="T1">@param</text:span> string $property = name of property to test</text:p>
      <text:p text:style-name="P38"><text:tab/> * <text:span text:style-name="T1">@return</text:span> boolean $value = true if set, false if not</text:p>
      <text:p text:style-name="P38"><text:tab/> */</text:p>
      <text:p text:style-name="P38"><text:tab/>public function exists($property)</text:p>
      <text:p text:style-name="P38"><text:tab/>{</text:p>
      <text:p text:style-name="P38"><text:tab/><text:tab/>return property_exists($this, $property);</text:p>
      <text:p text:style-name="P38"><text:tab/>}</text:p>
      <text:p text:style-name="P38"/>
      <text:p text:style-name="P38"><text:tab/>/**</text:p>
      <text:p text:style-name="P38"><text:tab/> * properties</text:p>
      <text:p text:style-name="P38"><text:tab/> *</text:p>
      <text:p text:style-name="P38"><text:tab/> * Returns an associative array of property names and associated values</text:p>
      <text:p text:style-name="P38"><text:tab/> * <text:span text:style-name="T1">@return</text:span> array $properties</text:p>
      <text:p text:style-name="P38"><text:tab/> */</text:p>
      <text:p text:style-name="P38"><text:tab/>public function properties()</text:p>
      <text:p text:style-name="P38"><text:tab/>{</text:p>
      <text:p text:style-name="P38"><text:tab/><text:tab/>return get_object_vars($this);</text:p>
      <text:p text:style-name="P38"><text:tab/>}</text:p>
      <text:p text:style-name="P38"/>
      <text:p text:style-name="P38"><text:tab/>/**</text:p>
      <text:p text:style-name="P38"><text:tab/> * offsetSet</text:p>
      <text:p text:style-name="P38"><text:tab/> *</text:p>
      <text:p text:style-name="P38"><text:tab/> * Set the value at the indicated offset</text:p>
      <text:p text:style-name="P38"><text:tab/> * <text:span text:style-name="T1">@param</text:span> mixed $offset = offset to the entry (property name)</text:p>
      <text:p text:style-name="P38"><text:tab/> * <text:span text:style-name="T1">@param</text:span> mixed $value = value of property</text:p>
      <text:p text:style-name="P38"><text:tab/> */</text:p>
      <text:p text:style-name="P38"><text:tab/>public function offsetSet($offset, $value)</text:p>
      <text:p text:style-name="P38"><text:tab/>{</text:p>
      <text:p text:style-name="P38"><text:tab/><text:tab/>$this-&gt;$offset = $value;</text:p>
      <text:p text:style-name="P38"><text:tab/>}</text:p>
      <text:p text:style-name="P38"/>
      <text:p text:style-name="P38"/>
      <text:p text:style-name="P30"><text:tab/>/**</text:p>
      <text:p text:style-name="P38"><text:tab/> * offsetGet</text:p>
      <text:p text:style-name="P38"><text:tab/> *</text:p>
      <text:p text:style-name="P38"><text:tab/> * Get the value at the indicated offset</text:p>
      <text:p text:style-name="P38"><text:tab/> * <text:span text:style-name="T1">@param</text:span> mixed $offset = offset to the entry (property name)</text:p>
      <text:p text:style-name="P38"><text:tab/> * <text:span text:style-name="T1">@return</text:span>s mixed $value = value of property, null if not found</text:p>
      <text:p text:style-name="P38"><text:tab/> */</text:p>
      <text:p text:style-name="P38"><text:tab/>public function offsetGet($offset)</text:p>
      <text:p text:style-name="P38"><text:tab/>{</text:p>
      <text:p text:style-name="P38"><text:tab/><text:tab/>return $this-&gt;$offset;</text:p>
      <text:p text:style-name="P38"><text:tab/>}</text:p>
      <text:p text:style-name="P38"/>
      <text:p text:style-name="P38"><text:tab/>/**</text:p>
      <text:p text:style-name="P38"><text:tab/> * offsetExists</text:p>
      <text:p text:style-name="P38"><text:tab/> *</text:p>
      <text:p text:style-name="P38"><text:tab/> * Returns true if the offset exists, false if not</text:p>
      <text:p text:style-name="P38"><text:tab/> * <text:span text:style-name="T1">@param</text:span> mixed $offset = offset (property) to test for existence</text:p>
      <text:p text:style-name="P38"><text:tab/> */</text:p>
      <text:p text:style-name="P38"><text:tab/>public function offsetExists($offset)</text:p>
      <text:p text:style-name="P38"><text:tab/>{</text:p>
      <text:p text:style-name="P38"><text:tab/><text:tab/>return $this-&gt;exists($offset);</text:p>
      <text:p text:style-name="P38"><text:tab/>}</text:p>
      <text:p text:style-name="P38"/>
      <text:p text:style-name="P38"><text:tab/>/**</text:p>
      <text:p text:style-name="P38"><text:tab/> * offsetUnset</text:p>
      <text:p text:style-name="P38"><text:tab/> *</text:p>
      <text:p text:style-name="P38"><text:tab/> * Unset the provided offset</text:p>
      <text:p text:style-name="P38"><text:tab/> * <text:span text:style-name="T1">@param</text:span> mixed $offset = offset to unset</text:p>
      <text:p text:style-name="P38"><text:tab/> */</text:p>
      <text:p text:style-name="P38"><text:tab/>public function offsetUnset($offset)</text:p>
      <text:p text:style-name="P38"><text:tab/>{</text:p>
      <text:p text:style-name="P38"><text:tab/><text:tab/>$this-&gt;delete($offset);</text:p>
      <text:p text:style-name="P38"><text:tab/>}</text:p>
      <text:p text:style-name="P38"/>
      <text:p text:style-name="P38">}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="100%" fo:margin-left="0in" fo:margin-right="0in" fo:text-indent="0in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="100%"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="100%"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="100%" fo:margin-left="0in" fo:margin-right="0in" fo:text-indent="0in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="100%"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="100%" fo:margin-left="0in" fo:margin-right="0in" fo:text-indent="0in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="100%"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="100%" fo:margin-left="0.472in" fo:margin-right="0in" fo:text-indent="0in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="100%" fo:margin-left="0.1181in" fo:margin-right="0in" fo:text-indent="0in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008in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="100%"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008in solid #000000" style:shadow="none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rary Properties<text:tab/><text:tab/><text:tab/><text:page-number text:select-page="current">23</text:page-number><text:tab/><text:tab/><text:tab/><text:tab/><text:date style:data-style-name="N76" text:date-value="2013-08-22T18:57:19.37">August 22, 20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9T20:43:21</meta:creation-date>
    <dc:title>Class Documentation</dc:title>
    <meta:editing-duration>PT17H53M5S</meta:editing-duration>
    <meta:editing-cycles>53</meta:editing-cycles>
    <meta:generator>OpenOffice/4.0.0$Win32 OpenOffice.org_project/400m3$Build-9702</meta:generator>
    <meta:initial-creator>Jay Wheeler</meta:initial-creator>
    <dc:date>2013-08-22T18:57:19.28</dc:date>
    <dc:creator>Jay Wheeler</dc:creator>
    <meta:document-statistic meta:table-count="12" meta:image-count="0" meta:object-count="0" meta:page-count="23" meta:paragraph-count="691" meta:word-count="3000" meta:character-count="19443"/>
    <meta:template xlink:type="simple" xlink:actuate="onRequest" xlink:title="Class Documentation" xlink:href="../Class%20Documentation.ott" meta:date="2012-06-02T16:17:56"/>
  </office:meta>
</office:document-meta>
</file>